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4cm"/>
    </style:style>
    <style:style style:name="co3" style:family="table-column">
      <style:table-column-properties fo:break-before="auto" style:column-width="1.542cm"/>
    </style:style>
    <style:style style:name="co4" style:family="table-column">
      <style:table-column-properties fo:break-before="auto" style:column-width="1.57cm"/>
    </style:style>
    <style:style style:name="co5" style:family="table-column">
      <style:table-column-properties fo:break-before="auto" style:column-width="15.595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1.6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6633"/>
    </style:style>
    <style:style style:name="ce2" style:family="table-cell" style:parent-style-name="Default">
      <style:table-cell-properties fo:background-color="#6b4794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diagonal-tl-br="0.088cm solid #800000"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ackground-color="#e6e6ff" fo:border="0.002cm solid #000000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0.002cm solid #000000" fo:background-color="#e6e6ff" fo:border-left="0.088cm solid #000000" fo:border-right="0.002cm solid #000000" fo:border-top="0.002cm solid #000000"/>
    </style:style>
    <style:style style:name="ce16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17" style:family="table-cell" style:parent-style-name="Default">
      <style:table-cell-properties fo:border-bottom="0.088cm solid #000000" fo:background-color="#e6e6ff" fo:border-left="0.088cm solid #000000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none" fo:border-top="0.088cm solid #000000"/>
    </style:style>
    <style:style style:name="ce19" style:family="table-cell" style:parent-style-name="Default">
      <style:table-cell-properties fo:background-color="transparent" fo:border="0.002cm solid #000000"/>
    </style:style>
    <style:style style:name="ce20" style:family="table-cell" style:parent-style-name="Default">
      <style:table-cell-properties fo:border-bottom="0.088cm solid #000000" fo:background-color="#e6e6ff" fo:border-left="0.002cm solid #000000" fo:border-right="0.002cm solid #000000" fo:border-top="0.002cm solid #000000"/>
    </style:style>
    <style:style style:name="ce2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2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end" fo:margin-left="0cm"/>
    </style:style>
    <style:style style:name="ce25" style:family="table-cell" style:parent-style-name="Default">
      <style:table-cell-properties fo:border-bottom="0.088cm solid #000000" fo:background-color="#e6e6ff" style:text-align-source="fix" style:repeat-content="false" fo:border-left="0.002cm solid #000000" fo:border-right="0.002cm solid #000000" fo:border-top="0.002cm solid #000000" style:vertical-align="middle"/>
      <style:paragraph-properties fo:text-align="end" fo:margin-left="0cm"/>
    </style:style>
    <style:style style:name="ce26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0.088cm solid #000000" fo:border-top="0.088cm solid #000000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29" style:family="table-cell" style:parent-style-name="Default" style:data-style-name="N0">
      <style:table-cell-properties fo:border-bottom="0.002cm solid #000000" fo:background-color="#e6e6ff" fo:border-left="0.002cm solid #000000" fo:border-right="0.088cm solid #000000" fo:border-top="0.002cm solid #000000"/>
    </style:style>
    <style:style style:name="ce30" style:family="table-cell" style:parent-style-name="Default" style:data-style-name="N0">
      <style:table-cell-properties fo:border-bottom="0.002cm solid #000000" fo:border-left="0.002cm solid #000000" fo:border-right="0.088cm solid #000000" fo:border-top="0.002cm solid #000000"/>
    </style:style>
    <style:style style:name="ce31" style:family="table-cell" style:parent-style-name="Default" style:data-style-name="N2">
      <style:table-cell-properties fo:border-bottom="0.002cm solid #000000" fo:background-color="#e6e6ff" fo:border-left="0.002cm solid #000000" fo:border-right="0.088cm solid #000000" fo:border-top="0.002cm solid #000000"/>
    </style:style>
    <style:style style:name="ce32" style:family="table-cell" style:parent-style-name="Default" style:data-style-name="N2">
      <style:table-cell-properties fo:border-bottom="0.002cm solid #000000" fo:background-color="transparent" fo:border-left="0.002cm solid #000000" fo:border-right="0.088cm solid #000000" fo:border-top="0.002cm solid #000000"/>
    </style:style>
    <style:style style:name="ce33" style:family="table-cell" style:parent-style-name="Default">
      <style:table-cell-properties fo:background-color="#e6e6ff" style:diagonal-bl-tr="none" style:diagonal-tl-br="0.088cm solid #800000" fo:border="none"/>
    </style:style>
    <style:style style:name="ce34" style:family="table-cell" style:parent-style-name="Default">
      <style:table-cell-properties style:diagonal-bl-tr="none" style:diagonal-tl-br="0.088cm solid #800000" fo:border="none"/>
    </style:style>
    <style:style style:name="ce35" style:family="table-cell" style:parent-style-name="Default">
      <style:table-cell-properties fo:border-bottom="0.088cm solid #000000" fo:background-color="#e6e6ff" style:diagonal-bl-tr="none" style:diagonal-tl-br="0.088cm solid #800000" fo:border-left="none" fo:border-right="none" fo:border-top="none"/>
    </style:style>
    <style:style style:name="ce36" style:family="table-cell" style:parent-style-name="Default">
      <style:table-cell-properties fo:border-bottom="none" style:diagonal-tl-br="0.088cm solid #800000" fo:border-left="0.002cm solid #000000" fo:border-right="0.002cm solid #000000" fo:border-top="0.002cm solid #000000"/>
    </style:style>
    <style:style style:name="ce37" style:family="table-cell" style:parent-style-name="Default">
      <style:table-cell-properties fo:border-bottom="none" style:diagonal-tl-br="0.088cm solid #800000" fo:border-left="0.002cm solid #000000" fo:border-right="0.002cm solid #000000" fo:border-top="none"/>
    </style:style>
    <style:style style:name="ce38" style:family="table-cell" style:parent-style-name="Default">
      <style:table-cell-properties fo:border-bottom="none" fo:background-color="#e6e6ff" style:diagonal-tl-br="0.088cm solid #800000" fo:border-left="0.002cm solid #000000" fo:border-right="0.002cm solid #000000" fo:border-top="none"/>
    </style:style>
    <style:style style:name="ce39" style:family="table-cell" style:parent-style-name="Default">
      <style:table-cell-properties fo:border-bottom="0.088cm solid #000000" fo:background-color="#e6e6ff" style:diagonal-tl-br="0.088cm solid #800000" fo:border-left="0.002cm solid #000000" fo:border-right="0.002cm solid #000000" fo:border-top="none"/>
    </style:style>
    <style:style style:name="ce40" style:family="table-cell" style:parent-style-name="Default">
      <style:table-cell-properties style:diagonal-bl-tr="none" style:diagonal-tl-br="0.088cm solid #800000" fo:background-color="transparent" fo:border="none"/>
    </style:style>
    <style:style style:name="ce41" style:family="table-cell" style:parent-style-name="Default">
      <style:table-cell-properties fo:border-bottom="none" style:diagonal-tl-br="0.088cm solid #800000" fo:background-color="transparent" fo:border-left="0.002cm solid #000000" fo:border-right="0.002cm solid #000000" fo:border-top="0.002cm solid #000000"/>
    </style:style>
    <style:style style:name="ce42" style:family="table-cell" style:parent-style-name="Default">
      <style:table-cell-properties fo:border-bottom="none" style:diagonal-tl-br="0.088cm solid #800000" fo:background-color="transparent" fo:border-left="0.002cm solid #000000" fo:border-right="0.002cm solid #000000" fo:border-top="none"/>
    </style:style>
    <style:style style:name="ce43" style:family="table-cell" style:parent-style-name="Default">
      <style:table-cell-properties fo:background-color="#e6e6ff" style:diagonal-bl-tr="none" style:diagonal-tl-br="0.088cm solid #800000" style:text-align-source="fix" style:repeat-content="false" fo:border="none"/>
      <style:paragraph-properties fo:text-align="end" fo:margin-left="0cm"/>
    </style:style>
    <style:style style:name="ce44" style:family="table-cell" style:parent-style-name="Default">
      <style:table-cell-properties style:diagonal-bl-tr="none" style:diagonal-tl-br="0.088cm solid #800000" style:text-align-source="fix" style:repeat-content="false" fo:background-color="transparent" fo:border="none"/>
      <style:paragraph-properties fo:text-align="end" fo:margin-left="0cm"/>
    </style:style>
    <style:style style:name="ce45" style:family="table-cell" style:parent-style-name="Default">
      <style:table-cell-properties fo:background-color="#e6e6ff" style:diagonal-bl-tr="none" style:diagonal-tl-br="0.088cm solid #800000" style:text-align-source="fix" style:repeat-content="false" fo:border="none" style:vertical-align="middle"/>
      <style:paragraph-properties fo:text-align="end" fo:margin-left="0cm"/>
    </style:style>
    <style:style style:name="ce46" style:family="table-cell" style:parent-style-name="Default">
      <style:table-cell-properties style:diagonal-bl-tr="none" style:diagonal-tl-br="0.088cm solid #800000" style:text-align-source="fix" style:repeat-content="false" fo:background-color="transparent" fo:border="none" style:vertical-align="middle"/>
      <style:paragraph-properties fo:text-align="end" fo:margin-left="0cm"/>
    </style:style>
    <style:style style:name="ce47" style:family="table-cell" style:parent-style-name="Default">
      <style:table-cell-properties fo:border-bottom="none" style:diagonal-tl-br="0.088cm solid #800000" style:text-align-source="fix" style:repeat-content="false" fo:background-color="transparent" fo:border-left="0.002cm solid #000000" fo:border-right="none" fo:border-top="0.002cm solid #000000" style:vertical-align="middle"/>
      <style:paragraph-properties fo:text-align="end" fo:margin-left="0cm"/>
    </style:style>
    <style:style style:name="ce48" style:family="table-cell" style:parent-style-name="Default">
      <style:table-cell-properties fo:border-bottom="none" style:diagonal-tl-br="0.088cm solid #800000" fo:background-color="transparent" fo:border-left="0.002cm solid #000000" fo:border-right="none" fo:border-top="none"/>
    </style:style>
    <style:style style:name="ce49" style:family="table-cell" style:parent-style-name="Default">
      <style:table-cell-properties fo:border-bottom="none" fo:background-color="#e6e6ff" style:diagonal-tl-br="0.088cm solid #800000" style:text-align-source="fix" style:repeat-content="false" fo:border-left="0.002cm solid #000000" fo:border-right="none" fo:border-top="none" style:vertical-align="middle"/>
      <style:paragraph-properties fo:text-align="end" fo:margin-left="0cm"/>
    </style:style>
    <style:style style:name="ce50" style:family="table-cell" style:parent-style-name="Default">
      <style:table-cell-properties fo:border-bottom="none" fo:background-color="#e6e6ff" style:diagonal-tl-br="0.088cm solid #800000" fo:border-left="0.002cm solid #000000" fo:border-right="none" fo:border-top="none"/>
    </style:style>
    <style:style style:name="ce51" style:family="table-cell" style:parent-style-name="Default">
      <style:table-cell-properties fo:border-bottom="0.088cm solid #000000" fo:background-color="#e6e6ff" style:diagonal-tl-br="0.088cm solid #800000" fo:border-left="0.002cm solid #000000" fo:border-right="none" fo:border-top="none"/>
    </style:style>
    <style:style style:name="ce52" style:family="table-cell" style:parent-style-name="Default" style:data-style-name="N11">
      <style:table-cell-properties fo:border-bottom="0.002cm solid #000000" fo:background-color="#e6e6ff" fo:border-left="0.002cm solid #000000" fo:border-right="0.088cm solid #000000" fo:border-top="0.002cm solid #000000"/>
    </style:style>
    <style:style style:name="ce53" style:family="table-cell" style:parent-style-name="Default" style:data-style-name="N11">
      <style:table-cell-properties fo:border-bottom="0.002cm solid #000000" fo:border-left="0.002cm solid #000000" fo:border-right="0.088cm solid #000000" fo:border-top="0.002cm solid #000000"/>
    </style:style>
    <style:style style:name="ce54" style:family="table-cell" style:parent-style-name="Default" style:data-style-name="N11">
      <style:table-cell-properties fo:border-bottom="0.002cm solid #000000" fo:background-color="#e6e6ff" fo:border-left="0.002cm solid #000000" fo:border-right="0.088cm solid #000000" fo:border-top="0.002cm solid #000000"/>
      <style:text-properties fo:color="#e6e6ff"/>
    </style:style>
    <style:style style:name="ce55" style:family="table-cell" style:parent-style-name="Default" style:data-style-name="N11">
      <style:table-cell-properties fo:border-bottom="0.088cm solid #000000" fo:background-color="#e6e6ff" fo:border-left="0.002cm solid #000000" fo:border-right="0.088cm solid #000000" fo:border-top="0.002cm solid #000000"/>
      <style:text-properties fo:color="#e6e6ff"/>
    </style:style>
    <style:style style:name="ce56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</style:style>
    <style:style style:name="ce57" style:family="table-cell" style:parent-style-name="Default" style:data-style-name="N2">
      <style:table-cell-properties fo:background-color="#e6e6ff" fo:border="0.002cm solid #000000"/>
    </style:style>
    <style:style style:name="ce58" style:family="table-cell" style:parent-style-name="Default" style:data-style-name="N2"/>
    <style:style style:name="ce59" style:family="table-cell" style:parent-style-name="Default" style:data-style-name="N2">
      <style:table-cell-properties fo:background-color="transparent" fo:border="0.002cm solid #000000"/>
    </style:style>
    <style:style style:name="ce60" style:family="table-cell" style:parent-style-name="Default" style:data-style-name="N2">
      <style:table-cell-properties fo:background-color="transparent" fo:border="0.002cm solid #000000"/>
      <style:text-properties style:use-window-font-color="true"/>
    </style:style>
    <style:style style:name="ce61" style:family="table-cell" style:parent-style-name="Default" style:data-style-name="N2">
      <style:table-cell-properties fo:border-bottom="0.088cm solid #000000" fo:background-color="#e6e6ff" fo:border-left="0.002cm solid #000000" fo:border-right="0.002cm solid #000000" fo:border-top="0.002cm solid #000000"/>
    </style:style>
    <style:style style:name="ce62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63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</style:style>
    <style:style style:name="ce64" style:family="table-cell" style:parent-style-name="Default" style:data-style-name="N2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65" style:family="table-cell" style:parent-style-name="Default" style:data-style-name="N2">
      <style:table-cell-properties fo:background-color="#e6e6ff" style:text-align-source="fix" style:repeat-content="false" fo:border="0.002cm solid #000000" style:vertical-align="middle"/>
      <style:paragraph-properties fo:text-align="end" fo:margin-left="0cm"/>
    </style:style>
    <style:style style:name="ce66" style:family="table-cell" style:parent-style-name="Default" style:data-style-name="N2">
      <style:table-cell-properties style:text-align-source="fix" style:repeat-content="false" fo:background-color="transparent" fo:border="0.002cm solid #000000" style:vertical-align="middle"/>
      <style:paragraph-properties fo:text-align="end" fo:margin-left="0cm"/>
    </style:style>
    <style:style style:name="ce67" style:family="table-cell" style:parent-style-name="Default" style:data-style-name="N2">
      <style:table-cell-properties fo:border-bottom="0.088cm solid #000000" fo:background-color="#e6e6ff" style:text-align-source="fix" style:repeat-content="false" fo:border-left="0.002cm solid #000000" fo:border-right="0.002cm solid #000000" fo:border-top="0.002cm solid #000000" style:vertical-align="middle"/>
      <style:paragraph-properties fo:text-align="end" fo:margin-left="0cm"/>
    </style:style>
    <style:style style:name="ce68" style:family="table-cell" style:parent-style-name="Default" style:data-style-name="N2">
      <style:table-cell-properties fo:border-bottom="0.088cm solid #000000" fo:background-color="#e6e6ff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69" style:family="table-cell" style:parent-style-name="Default" style:data-style-name="N2">
      <style:table-cell-properties fo:border-bottom="0.002cm solid #000000" fo:border-left="0.002cm solid #000000" fo:border-right="0.088cm solid #000000" fo:border-top="0.002cm solid #000000"/>
    </style:style>
    <style:style style:name="ce70" style:family="table-cell" style:parent-style-name="Default">
      <style:table-cell-properties fo:border-bottom="0.002cm solid #000000" fo:background-color="#e6e6ff" style:diagonal-tl-br="0.088cm solid #800000" fo:border-left="0.088cm solid #000000" fo:border-right="0.002cm solid #000000" fo:border-top="0.002cm solid #000000"/>
    </style:style>
    <style:style style:name="ce71" style:family="table-cell" style:parent-style-name="Default">
      <style:table-cell-properties fo:border-bottom="0.002cm solid #000000" style:diagonal-tl-br="0.088cm solid #800000" fo:border-left="0.088cm solid #000000" fo:border-right="0.002cm solid #000000" fo:border-top="0.002cm solid #000000"/>
    </style:style>
    <style:style style:name="ce72" style:family="table-cell" style:parent-style-name="Default">
      <style:table-cell-properties fo:border-bottom="0.088cm solid #000000" fo:background-color="#e6e6ff" style:diagonal-tl-br="0.088cm solid #800000" fo:border-left="0.088cm solid #000000" fo:border-right="0.002cm solid #000000" fo:border-top="0.002cm solid #000000"/>
    </style:style>
    <style:style style:name="ce73" style:family="table-cell" style:parent-style-name="Default">
      <style:table-cell-properties fo:background-color="#e6e6ff" style:diagonal-tl-br="0.088cm solid #800000" fo:border="0.002cm solid #000000"/>
    </style:style>
    <style:style style:name="ce74" style:family="table-cell" style:parent-style-name="Default">
      <style:table-cell-properties style:diagonal-tl-br="0.088cm solid #800000" fo:background-color="transparent" fo:border="0.002cm solid #000000"/>
    </style:style>
    <style:style style:name="ce75" style:family="table-cell" style:parent-style-name="Default">
      <style:table-cell-properties fo:border-bottom="0.088cm solid #000000" fo:background-color="#e6e6ff" style:diagonal-tl-br="0.088cm solid #800000" fo:border-left="0.002cm solid #000000" fo:border-right="0.002cm solid #000000" fo:border-top="0.002cm solid #000000"/>
    </style:style>
    <style:style style:name="ce76" style:family="table-cell" style:parent-style-name="Default">
      <style:table-cell-properties fo:background-color="#e6e6ff" style:diagonal-tl-br="0.088cm solid #800000" style:text-align-source="fix" style:repeat-content="false" fo:border="0.002cm solid #000000"/>
      <style:paragraph-properties fo:text-align="end" fo:margin-left="0cm"/>
    </style:style>
    <style:style style:name="ce77" style:family="table-cell" style:parent-style-name="Default">
      <style:table-cell-properties style:diagonal-tl-br="0.088cm solid #800000" style:text-align-source="fix" style:repeat-content="false" fo:background-color="transparent" fo:border="0.002cm solid #000000"/>
      <style:paragraph-properties fo:text-align="end" fo:margin-left="0cm"/>
    </style:style>
    <style:style style:name="ce78" style:family="table-cell" style:parent-style-name="Default">
      <style:table-cell-properties fo:background-color="#e6e6ff" style:diagonal-tl-br="0.088cm solid #800000" style:text-align-source="fix" style:repeat-content="false" fo:border="0.002cm solid #000000" style:vertical-align="middle"/>
      <style:paragraph-properties fo:text-align="end" fo:margin-left="0cm"/>
    </style:style>
    <style:style style:name="ce79" style:family="table-cell" style:parent-style-name="Default">
      <style:table-cell-properties style:diagonal-tl-br="0.088cm solid #800000" style:text-align-source="fix" style:repeat-content="false" fo:background-color="transparent" fo:border="0.002cm solid #000000" style:vertical-align="middle"/>
      <style:paragraph-properties fo:text-align="end" fo:margin-left="0cm"/>
    </style:style>
    <style:style style:name="ce80" style:family="table-cell" style:parent-style-name="Default" style:data-style-name="N11">
      <style:table-cell-properties fo:border-bottom="0.088cm solid #000000" fo:border-left="0.002cm solid #000000" fo:border-right="0.088cm solid #000000" fo:border-top="0.002cm solid #000000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fr" style:country-asian="FR" style:font-style-asian="normal" style:font-weight-asian="normal" style:font-name-complex="DejaVu Sans" style:font-size-complex="10pt" style:language-complex="fr" style:country-complex="FR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fr" style:country-asian="FR" style:font-style-asian="normal" style:font-weight-asian="normal" style:font-name-complex="DejaVu Sans" style:font-size-complex="10pt" style:language-complex="fr" style:country-complex="FR" style:font-style-complex="normal" style:font-weight-complex="normal" style:text-emphasize="none" style:font-relief="none"/>
    </style:style>
  </office:automatic-styles>
  <office:body>
    <office:spreadsheet>
      <table:table table:name="Result" table:style-name="ta1" table:print="false"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2">
          <table:table-cell office:value-type="string">
            <text:p>Processor</text:p>
          </table:table-cell>
          <table:table-cell office:value-type="string">
            <text:p>quad core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3.5GB ram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>
            <text:p>(WC)</text:p>
          </table:table-cell>
          <table:table-cell office:value-type="string">
            <text:p>Worst Case</text:p>
          </table:table-cell>
          <table:table-cell office:value-type="string">
            <text:p>(Filename and Path aren't in catalog)</text:p>
          </table:table-cell>
          <table:table-cell table:number-columns-repeated="12"/>
        </table:table-row>
        <table:table-row table:style-name="ro1">
          <table:table-cell office:value-type="string">
            <text:p>(NC)</text:p>
          </table:table-cell>
          <table:table-cell office:value-type="string">
            <text:p>Normal Case</text:p>
          </table:table-cell>
          <table:table-cell table:number-columns-repeated="13"/>
        </table:table-row>
        <table:table-row table:style-name="ro1">
          <table:table-cell>
            <draw:frame table:end-cell-address="Result.G37" table:end-x="1.314cm" table:end-y="0.196cm" draw:z-index="0" svg:width="13.076cm" svg:height="10.289cm" svg:x="1.785cm" svg:y="0.239cm">
              <draw:object draw:notify-on-update-of-ranges="Results.A4:Results.A6 Results.A8:Results.A8 Results.A11:Results.A11 Results.F4:Results.F6 Results.F8:Results.F8 Results.F11:Results.F11 Results.I4:Results.I6 Results.I8:Results.I8 Results.I11:Results.I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Result.N37" table:end-x="1.335cm" table:end-y="0.324cm" draw:z-index="1" svg:width="14.387cm" svg:height="10.505cm" svg:x="0.496cm" svg:y="0.151cm">
              <draw:object draw:notify-on-update-of-ranges="Results.A4:Results.A6 Results.A8:Results.A8 Results.A11:Results.A11 Results.T4:Results.T6 Results.T8:Results.T8 Results.T11:Results.T11 Results.W4:Results.W6 Results.W8:Results.W8 Results.W11:Results.W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Result.U37" table:end-x="1.228cm" table:end-y="0.28cm" draw:z-index="2" svg:width="14.28cm" svg:height="10.461cm" svg:x="0.496cm" svg:y="0.151cm">
              <draw:object draw:notify-on-update-of-ranges="Results.A21:Results.A21 Results.A23:Results.A23 Results.A25:Results.A25 Results.A28:Results.A28 Results.AA21:Results.AA21 Results.AA23:Results.AA23 Results.AA25:Results.AA25 Results.AA28:Results.AA28 Results.AD21:Results.AD21 Results.AD23:Results.AD23 Results.AD25:Results.AD25 Results.AD28:Results.AD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 table:number-rows-repeated="25">
          <table:table-cell table:number-columns-repeated="15"/>
        </table:table-row>
        <table:table-row table:style-name="ro1">
          <table:table-cell/>
          <table:table-cell table:style-name="ce1"/>
          <table:table-cell office:value-type="string">
            <text:p>Old mode</text:p>
          </table:table-cell>
          <table:table-cell table:number-columns-repeated="12"/>
        </table:table-row>
        <table:table-row table:style-name="ro1">
          <table:table-cell/>
          <table:table-cell table:style-name="ce2"/>
          <table:table-cell office:value-type="string">
            <text:p>Batch mode</text:p>
          </table:table-cell>
          <table:table-cell table:number-columns-repeated="12"/>
        </table:table-row>
      </table:table>
      <table:table table:name="Results" table:style-name="ta1" table:print="false"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1" table:number-columns-repeated="28" table:default-cell-style-name="Default"/>
        <table:table-row table:style-name="ro1">
          <table:table-cell table:style-name="ce3" office:value-type="string" table:number-columns-spanned="3" table:number-rows-spanned="3">
            <text:p>400000 files</text:p>
          </table:table-cell>
          <table:covered-table-cell table:number-columns-repeated="2"/>
          <table:table-cell table:style-name="ce13" office:value-type="string" table:number-columns-spanned="7" table:number-rows-spanned="1">
            <text:p>Sqlite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Sqlite3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Mysql MyIsam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Postgresql</text:p>
          </table:table-cell>
          <table:covered-table-cell table:number-columns-repeated="5" table:style-name="ce18"/>
          <table:covered-table-cell table:style-name="ce27"/>
        </table:table-row>
        <table:table-row table:style-name="ro1">
          <table:covered-table-cell table:number-columns-repeated="3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</table:table-row>
        <table:table-row table:style-name="ro1">
          <table:covered-table-cell table:number-columns-repeated="3"/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</table:table-row>
        <table:table-row table:style-name="ro1">
          <table:table-cell table:style-name="ce5" office:value-type="string">
            <text:p>1 job</text:p>
          </table:table-cell>
          <table:table-cell table:style-name="ce8" office:value-type="string">
            <text:p>job A</text:p>
          </table:table-cell>
          <table:table-cell table:style-name="ce11" office:value-type="string">
            <office:annotation draw:style-name="gr1" draw:text-style-name="P2" svg:width="2.899cm" svg:height="0.639cm" svg:x="5.696cm" svg:y="0.001cm" draw:caption-point-x="-5.696cm" draw:caption-point-y="-0.001cm">
              <dc:date>2007-03-27T00:00:00</dc:date>
              <text:p text:style-name="P1"><text:span text:style-name="T1">Worst case</text:span></text:p>
            </office:annotation>
            <text:p>(WC)</text:p>
          </table:table-cell>
          <table:table-cell table:style-name="ce15" office:value-type="float" office:value="20376">
            <text:p>20376</text:p>
          </table:table-cell>
          <table:table-cell table:style-name="ce8" office:value-type="float" office:value="2092.19">
            <text:p>2092,19</text:p>
          </table:table-cell>
          <table:table-cell table:style-name="ce21" table:formula="oooc:=424716/[.D4]*100" office:value-type="float" office:value="2084.39340400471">
            <text:p>2084,39</text:p>
          </table:table-cell>
          <table:table-cell table:style-name="ce8" office:value-type="float" office:value="10253">
            <text:p>10253</text:p>
          </table:table-cell>
          <table:table-cell table:style-name="ce8" office:value-type="float" office:value="4163.86">
            <text:p>4163,86</text:p>
          </table:table-cell>
          <table:table-cell table:style-name="ce21" table:formula="oooc:=424716/[.G4]*100" office:value-type="float" office:value="4142.3583341461">
            <text:p>4142,36</text:p>
          </table:table-cell>
          <table:table-cell table:style-name="ce29" table:formula="oooc:=[.D4]/[.G4]" office:value-type="float" office:value="1.98732078416073">
            <text:p>1,99</text:p>
          </table:table-cell>
          <table:table-cell table:style-name="ce33" table:number-columns-repeated="2"/>
          <table:table-cell table:style-name="ce43"/>
          <table:table-cell table:style-name="ce8" office:value-type="float" office:value="8927">
            <text:p>8927</text:p>
          </table:table-cell>
          <table:table-cell table:style-name="ce8" office:value-type="float" office:value="4772.07">
            <text:p>4772,07</text:p>
          </table:table-cell>
          <table:table-cell table:style-name="ce21" table:formula="oooc:=424716/[.N4]*100" office:value-type="float" office:value="4757.65654755237">
            <text:p>4757,66</text:p>
          </table:table-cell>
          <table:table-cell table:style-name="ce52"/>
          <table:table-cell table:style-name="ce15" office:value-type="float" office:value="15862">
            <text:p>15862</text:p>
          </table:table-cell>
          <table:table-cell table:style-name="ce8" office:value-type="float" office:value="2688.06">
            <text:p>2688,06</text:p>
          </table:table-cell>
          <table:table-cell table:style-name="ce21" table:formula="oooc:=424716/[.R4]*100" office:value-type="float" office:value="2677.56903290884">
            <text:p>2677,57</text:p>
          </table:table-cell>
          <table:table-cell table:style-name="ce8" office:value-type="float" office:value="6043">
            <text:p>6043</text:p>
          </table:table-cell>
          <table:table-cell table:style-name="ce57" office:value-type="float" office:value="7078.57">
            <text:p>7078,57</text:p>
          </table:table-cell>
          <table:table-cell table:style-name="ce64" table:formula="oooc:=424716/[.U4]*100" office:value-type="float" office:value="7028.23101108721">
            <text:p>7028,23</text:p>
          </table:table-cell>
          <table:table-cell table:style-name="ce31" table:formula="oooc:=[.R4]/[.U4]" office:value-type="float" office:value="2.62485520436869">
            <text:p>2,62</text:p>
          </table:table-cell>
          <table:table-cell table:style-name="ce70"/>
          <table:table-cell table:style-name="ce73"/>
          <table:table-cell table:style-name="ce76"/>
          <table:table-cell table:style-name="ce8" office:value-type="float" office:value="8776">
            <text:p>8776</text:p>
          </table:table-cell>
          <table:table-cell table:style-name="ce57" office:value-type="float" office:value="4881.77">
            <text:p>4881,77</text:p>
          </table:table-cell>
          <table:table-cell table:style-name="ce64" table:formula="oooc:=424716/[.AB4]*100" office:value-type="float" office:value="4839.51686417502">
            <text:p>4839,52</text:p>
          </table:table-cell>
          <table:table-cell table:style-name="ce53"/>
        </table:table-row>
        <table:table-row table:style-name="ro1">
          <table:table-cell table:style-name="ce3" office:value-type="string">
            <text:p>1 job</text:p>
          </table:table-cell>
          <table:table-cell table:style-name="ce9" office:value-type="string">
            <text:p>job A</text:p>
          </table:table-cell>
          <table:table-cell table:style-name="ce12" office:value-type="string">
            <office:annotation draw:style-name="gr1" draw:text-style-name="P2" svg:width="2.899cm" svg:height="0.639cm" svg:x="5.696cm" svg:y="0.223cm" draw:caption-point-x="-5.696cm" draw:caption-point-y="-0.223cm">
              <dc:date>2007-03-27T00:00:00</dc:date>
              <text:p text:style-name="P1"><text:span text:style-name="T1">Normal case</text:span></text:p>
            </office:annotation>
            <text:p>(NC)</text:p>
          </table:table-cell>
          <table:table-cell table:style-name="ce16" office:value-type="float" office:value="15161">
            <text:p>15161</text:p>
          </table:table-cell>
          <table:table-cell table:style-name="ce19" office:value-type="float" office:value="2812.68">
            <text:p>2812,68</text:p>
          </table:table-cell>
          <table:table-cell table:style-name="ce22" table:formula="oooc:=424716/[.D5]*100" office:value-type="float" office:value="2801.37194116483">
            <text:p>2801,37</text:p>
          </table:table-cell>
          <table:table-cell table:style-name="ce19" office:value-type="float" office:value="11246">
            <text:p>11246</text:p>
          </table:table-cell>
          <table:table-cell table:style-name="ce19" office:value-type="float" office:value="3792.09">
            <text:p>3792,09</text:p>
          </table:table-cell>
          <table:table-cell table:style-name="ce22" table:formula="oooc:=424716/[.G5]*100" office:value-type="float" office:value="3776.59612306598">
            <text:p>3776,6</text:p>
          </table:table-cell>
          <table:table-cell table:style-name="ce30" table:formula="oooc:=[.D5]/[.G5]" office:value-type="float" office:value="1.34812377734306">
            <text:p>1,35</text:p>
          </table:table-cell>
          <table:table-cell table:style-name="ce34"/>
          <table:table-cell table:style-name="ce40"/>
          <table:table-cell table:style-name="ce44"/>
          <table:table-cell table:style-name="ce19" office:value-type="float" office:value="9485">
            <text:p>9485</text:p>
          </table:table-cell>
          <table:table-cell table:style-name="ce19" office:value-type="float" office:value="4518.23">
            <text:p>4518,23</text:p>
          </table:table-cell>
          <table:table-cell table:style-name="ce22" table:formula="oooc:=424716/[.N5]*100" office:value-type="float" office:value="4477.76489193463">
            <text:p>4477,76</text:p>
          </table:table-cell>
          <table:table-cell table:style-name="ce53"/>
          <table:table-cell table:style-name="ce16" office:value-type="float" office:value="14361">
            <text:p>14361</text:p>
          </table:table-cell>
          <table:table-cell table:style-name="ce19" office:value-type="float" office:value="2970.03">
            <text:p>2970,03</text:p>
          </table:table-cell>
          <table:table-cell table:style-name="ce22" table:formula="oooc:=424716/[.R5]*100" office:value-type="float" office:value="2957.42636306664">
            <text:p>2957,43</text:p>
          </table:table-cell>
          <table:table-cell table:style-name="ce19" office:value-type="float" office:value="7148">
            <text:p>7148</text:p>
          </table:table-cell>
          <table:table-cell table:style-name="ce59" office:value-type="float" office:value="5981.89">
            <text:p>5981,89</text:p>
          </table:table-cell>
          <table:table-cell table:style-name="ce62" table:formula="oooc:=424716/[.U5]*100" office:value-type="float" office:value="5941.7459429211">
            <text:p>5941,75</text:p>
          </table:table-cell>
          <table:table-cell table:style-name="ce69" table:formula="oooc:=[.R5]/[.U5]" office:value-type="float" office:value="2.00909345271405">
            <text:p>2,01</text:p>
          </table:table-cell>
          <table:table-cell table:style-name="ce71"/>
          <table:table-cell table:style-name="ce74"/>
          <table:table-cell table:style-name="ce77"/>
          <table:table-cell table:style-name="ce19" office:value-type="float" office:value="5717">
            <text:p>5717</text:p>
          </table:table-cell>
          <table:table-cell table:style-name="ce59" office:value-type="float" office:value="7451.12">
            <text:p>7451,12</text:p>
          </table:table-cell>
          <table:table-cell table:style-name="ce62" table:formula="oooc:=424716/[.AB5]*100" office:value-type="float" office:value="7429.0012244184">
            <text:p>7429,00</text:p>
          </table:table-cell>
          <table:table-cell table:style-name="ce53"/>
        </table:table-row>
        <table:table-row table:style-name="ro1">
          <table:table-cell table:style-name="ce6" office:value-type="string" table:number-columns-spanned="1" table:number-rows-spanned="2">
            <text:p>2 jobs</text:p>
          </table:table-cell>
          <table:table-cell table:style-name="ce8" office:value-type="string">
            <text:p>job B</text:p>
          </table:table-cell>
          <table:table-cell table:style-name="ce11" office:value-type="string">
            <text:p>(WC)</text:p>
          </table:table-cell>
          <table:table-cell table:style-name="ce15" office:value-type="float" office:value="106345">
            <text:p>106345</text:p>
          </table:table-cell>
          <table:table-cell table:style-name="ce8" office:value-type="float" office:value="399.54">
            <text:p>399,54</text:p>
          </table:table-cell>
          <table:table-cell table:style-name="ce23" table:formula="oooc:=2*424716/MAX([.D7];[.D6])*100" office:value-type="float" office:value="798.751234190606" table:number-columns-spanned="1" table:number-rows-spanned="2">
            <text:p>798,75</text:p>
          </table:table-cell>
          <table:table-cell table:style-name="ce8" office:value-type="float" office:value="29834">
            <text:p>29834</text:p>
          </table:table-cell>
          <table:table-cell table:style-name="ce8" office:value-type="float" office:value="1425.21">
            <text:p>1425,21</text:p>
          </table:table-cell>
          <table:table-cell table:style-name="ce23" table:formula="oooc:=2*424716/MAX([.G7];[.G6])*100" office:value-type="float" office:value="2847.19447610109" table:number-columns-spanned="1" table:number-rows-spanned="2">
            <text:p>2847,19</text:p>
          </table:table-cell>
          <table:table-cell table:style-name="ce29" table:formula="oooc:=[.D6]/[.G6]" office:value-type="float" office:value="3.56455721659851">
            <text:p>3,56</text:p>
          </table:table-cell>
          <table:table-cell table:style-name="ce33" table:number-columns-repeated="2"/>
          <table:table-cell table:style-name="ce45"/>
          <table:table-cell table:style-name="ce8" office:value-type="float" office:value="19515">
            <text:p>19515</text:p>
          </table:table-cell>
          <table:table-cell table:style-name="ce8" office:value-type="float" office:value="2178.03">
            <text:p>2178,03</text:p>
          </table:table-cell>
          <table:table-cell table:style-name="ce23" table:formula="oooc:=2*424716/MAX([.N7];[.N6])*100" office:value-type="float" office:value="3756.88633348076" table:number-columns-spanned="1" table:number-rows-spanned="2">
            <text:p>3756,89</text:p>
          </table:table-cell>
          <table:table-cell table:style-name="ce54"/>
          <table:table-cell table:style-name="ce15" office:value-type="float" office:value="53006">
            <text:p>53006</text:p>
          </table:table-cell>
          <table:table-cell table:style-name="ce8" office:value-type="float" office:value="801.35">
            <text:p>801,35</text:p>
          </table:table-cell>
          <table:table-cell table:style-name="ce23" table:formula="oooc:=2*424716/MAX([.R7];[.R6])*100" office:value-type="float" office:value="1602.52046938082" table:number-columns-spanned="1" table:number-rows-spanned="2">
            <text:p>1602,52</text:p>
          </table:table-cell>
          <table:table-cell table:style-name="ce8" office:value-type="float" office:value="10649">
            <text:p>10649</text:p>
          </table:table-cell>
          <table:table-cell table:style-name="ce57" office:value-type="float" office:value="4006.75">
            <text:p>4006,75</text:p>
          </table:table-cell>
          <table:table-cell table:style-name="ce65" table:formula="oooc:=2*424716/MAX([.U7];[.U6])*100" office:value-type="float" office:value="6338.09879122519" table:number-columns-spanned="1" table:number-rows-spanned="2">
            <text:p>6338,10</text:p>
          </table:table-cell>
          <table:table-cell table:style-name="ce31" table:formula="oooc:=[.R6]/[.U6]" office:value-type="float" office:value="4.97755657808245">
            <text:p>4,98</text:p>
          </table:table-cell>
          <table:table-cell table:style-name="ce70"/>
          <table:table-cell table:style-name="ce73"/>
          <table:table-cell table:style-name="ce78"/>
          <table:table-cell table:style-name="ce8" office:value-type="float" office:value="10563">
            <text:p>10563</text:p>
          </table:table-cell>
          <table:table-cell table:style-name="ce57" office:value-type="float" office:value="4044.9">
            <text:p>4044,90</text:p>
          </table:table-cell>
          <table:table-cell table:style-name="ce65" table:formula="oooc:=2*424716/MAX([.AB7];[.AB6])*100" office:value-type="float" office:value="5729.72681281619" table:number-columns-spanned="1" table:number-rows-spanned="2">
            <text:p>5729,73</text:p>
          </table:table-cell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5" office:value-type="float" office:value="102255">
            <text:p>102255</text:p>
          </table:table-cell>
          <table:table-cell table:style-name="ce8" office:value-type="float" office:value="415.57">
            <text:p>415,57</text:p>
          </table:table-cell>
          <table:covered-table-cell table:style-name="ce8"/>
          <table:table-cell table:style-name="ce8" office:value-type="float" office:value="21709">
            <text:p>21709</text:p>
          </table:table-cell>
          <table:table-cell table:style-name="ce8" office:value-type="float" office:value="1957.21">
            <text:p>1957,21</text:p>
          </table:table-cell>
          <table:covered-table-cell table:style-name="ce8"/>
          <table:table-cell table:style-name="ce29" table:formula="oooc:=[.D7]/[.G7]" office:value-type="float" office:value="4.71025841816758">
            <text:p>4,71</text:p>
          </table:table-cell>
          <table:table-cell table:style-name="ce33" table:number-columns-repeated="3"/>
          <table:table-cell table:style-name="ce8" office:value-type="float" office:value="22610">
            <text:p>22610</text:p>
          </table:table-cell>
          <table:table-cell table:style-name="ce8" office:value-type="float" office:value="1879.27">
            <text:p>1879,27</text:p>
          </table:table-cell>
          <table:covered-table-cell table:style-name="ce8"/>
          <table:table-cell table:style-name="ce54"/>
          <table:table-cell table:style-name="ce15" office:value-type="float" office:value="50877">
            <text:p>50877</text:p>
          </table:table-cell>
          <table:table-cell table:style-name="ce8" office:value-type="float" office:value="836.05">
            <text:p>836,05</text:p>
          </table:table-cell>
          <table:covered-table-cell table:style-name="ce21"/>
          <table:table-cell table:style-name="ce8" office:value-type="float" office:value="13402">
            <text:p>13402</text:p>
          </table:table-cell>
          <table:table-cell table:style-name="ce57" office:value-type="float" office:value="3169.51">
            <text:p>3169,51</text:p>
          </table:table-cell>
          <table:covered-table-cell table:style-name="ce64" table:formula="oooc:=2*424716/MAX([.U8];[.U7])*100" office:value-type="float" office:value="6338.09879122519">
            <text:p>6338,10</text:p>
          </table:covered-table-cell>
          <table:table-cell table:style-name="ce31" table:formula="oooc:=[.R7]/[.U7]" office:value-type="float" office:value="3.79622444411282">
            <text:p>3,80</text:p>
          </table:table-cell>
          <table:table-cell table:style-name="ce70"/>
          <table:table-cell table:style-name="ce73"/>
          <table:table-cell table:style-name="ce76"/>
          <table:table-cell table:style-name="ce8" office:value-type="float" office:value="14825">
            <text:p>14825</text:p>
          </table:table-cell>
          <table:table-cell table:style-name="ce57" office:value-type="float" office:value="2869.69">
            <text:p>2869,69</text:p>
          </table:table-cell>
          <table:covered-table-cell table:style-name="ce64"/>
          <table:table-cell table:style-name="ce53"/>
        </table:table-row>
        <table:table-row table:style-name="ro1">
          <table:table-cell table:style-name="ce3" office:value-type="string" table:number-columns-spanned="1" table:number-rows-spanned="3">
            <text:p>3 jobs</text:p>
          </table:table-cell>
          <table:table-cell table:style-name="ce9" office:value-type="string">
            <text:p>job C</text:p>
          </table:table-cell>
          <table:table-cell table:style-name="ce12" office:value-type="string">
            <text:p>(WC)</text:p>
          </table:table-cell>
          <table:table-cell table:style-name="ce16" office:value-type="float" office:value="143491">
            <text:p>143491</text:p>
          </table:table-cell>
          <table:table-cell table:style-name="ce19" office:value-type="float" office:value="296.18">
            <text:p>296,18</text:p>
          </table:table-cell>
          <table:table-cell table:style-name="ce24" table:formula="oooc:=3*424716/MAX([.D8];[.D9];[.D10])*100" office:value-type="float" office:value="887.796652684681" table:number-columns-spanned="1" table:number-rows-spanned="3">
            <text:p>887,8</text:p>
          </table:table-cell>
          <table:table-cell table:style-name="ce19" office:value-type="float" office:value="42117">
            <text:p>42117</text:p>
          </table:table-cell>
          <table:table-cell table:style-name="ce19" office:value-type="float" office:value="1008.83">
            <text:p>1008,83</text:p>
          </table:table-cell>
          <table:table-cell table:style-name="ce24" table:formula="oooc:=3*424716/MAX([.G8];[.G9];[.G10])*100" office:value-type="float" office:value="2618.09439661372" table:number-columns-spanned="1" table:number-rows-spanned="3">
            <text:p>2618,09</text:p>
          </table:table-cell>
          <table:table-cell table:style-name="ce30" table:formula="oooc:=[.D8]/[.G8]" office:value-type="float" office:value="3.4069615594653">
            <text:p>3,41</text:p>
          </table:table-cell>
          <table:table-cell table:style-name="ce34"/>
          <table:table-cell table:style-name="ce40"/>
          <table:table-cell table:style-name="ce46"/>
          <table:table-cell table:style-name="ce19" office:value-type="float" office:value="34429">
            <text:p>34429</text:p>
          </table:table-cell>
          <table:table-cell table:style-name="ce19" office:value-type="float" office:value="1234.64">
            <text:p>1234,64</text:p>
          </table:table-cell>
          <table:table-cell table:style-name="ce24" table:formula="oooc:=3*424716/MAX([.N8];[.N9];[.N10])*100" office:value-type="float" office:value="3321.0342490747" table:number-columns-spanned="1" table:number-rows-spanned="3">
            <text:p>3321,03</text:p>
          </table:table-cell>
          <table:table-cell table:style-name="ce53"/>
          <table:table-cell table:style-name="ce16" office:value-type="float" office:value="65554">
            <text:p>65554</text:p>
          </table:table-cell>
          <table:table-cell table:style-name="ce19" office:value-type="float" office:value="648.42">
            <text:p>648,42</text:p>
          </table:table-cell>
          <table:table-cell table:style-name="ce24" table:formula="oooc:=3*424716/MAX([.R8];[.R9];[.R10])*100" office:value-type="float" office:value="1706.57773134568" table:number-columns-spanned="1" table:number-rows-spanned="3">
            <text:p>1706,58</text:p>
          </table:table-cell>
          <table:table-cell table:style-name="ce19" office:value-type="float" office:value="13221">
            <text:p>13221</text:p>
          </table:table-cell>
          <table:table-cell table:style-name="ce59" office:value-type="float" office:value="3217.55">
            <text:p>3217,55</text:p>
          </table:table-cell>
          <table:table-cell table:style-name="ce66" table:formula="oooc:=3*424716/MAX([.U8];[.U9];[.U10])*100" office:value-type="float" office:value="6781.71173089206" table:number-columns-spanned="1" table:number-rows-spanned="3">
            <text:p>6781,71</text:p>
          </table:table-cell>
          <table:table-cell table:style-name="ce69" table:formula="oooc:=[.R8]/[.U8]" office:value-type="float" office:value="4.95832387867786">
            <text:p>4,96</text:p>
          </table:table-cell>
          <table:table-cell table:style-name="ce71"/>
          <table:table-cell table:style-name="ce74"/>
          <table:table-cell table:style-name="ce79"/>
          <table:table-cell table:style-name="ce19" office:value-type="float" office:value="16764">
            <text:p>16764</text:p>
          </table:table-cell>
          <table:table-cell table:style-name="ce59" office:value-type="float" office:value="2543.21">
            <text:p>2543,21</text:p>
          </table:table-cell>
          <table:table-cell table:style-name="ce66" table:formula="oooc:=3*424716/MAX([.AB8];[.AB9];[.AB10])*100" office:value-type="float" office:value="6453.66965506762" table:number-columns-spanned="1" table:number-rows-spanned="3">
            <text:p>6453,67</text:p>
          </table:table-cell>
          <table:table-cell table:style-name="ce53"/>
        </table:table-row>
        <table:table-row table:style-name="ro1">
          <table:covered-table-cell table:style-name="ce3"/>
          <table:table-cell table:style-name="ce9" office:value-type="string">
            <text:p>job B</text:p>
          </table:table-cell>
          <table:table-cell table:style-name="ce12" office:value-type="string">
            <text:p>(NC)</text:p>
          </table:table-cell>
          <table:table-cell table:style-name="ce16" office:value-type="float" office:value="120314">
            <text:p>120314</text:p>
          </table:table-cell>
          <table:table-cell table:style-name="ce19" office:value-type="float" office:value="353.05">
            <text:p>353,05</text:p>
          </table:table-cell>
          <table:covered-table-cell table:style-name="ce19"/>
          <table:table-cell office:value-type="float" office:value="48667">
            <text:p>48667</text:p>
          </table:table-cell>
          <table:table-cell table:style-name="ce19" office:value-type="float" office:value="873.9">
            <text:p>873,9</text:p>
          </table:table-cell>
          <table:covered-table-cell table:style-name="ce19"/>
          <table:table-cell table:style-name="ce30" table:formula="oooc:=[.D9]/[.G9]" office:value-type="float" office:value="2.47218854665379">
            <text:p>2,47</text:p>
          </table:table-cell>
          <table:table-cell table:style-name="ce34"/>
          <table:table-cell table:style-name="ce40" table:number-columns-repeated="2"/>
          <table:table-cell office:value-type="float" office:value="38366">
            <text:p>38366</text:p>
          </table:table-cell>
          <table:table-cell office:value-type="float" office:value="1108.92">
            <text:p>1108,92</text:p>
          </table:table-cell>
          <table:covered-table-cell table:style-name="ce19"/>
          <table:table-cell table:style-name="ce53"/>
          <table:table-cell table:style-name="ce16" office:value-type="float" office:value="70511">
            <text:p>70511</text:p>
          </table:table-cell>
          <table:table-cell table:style-name="ce19" office:value-type="float" office:value="602.43">
            <text:p>602,43</text:p>
          </table:table-cell>
          <table:covered-table-cell table:style-name="ce21"/>
          <table:table-cell table:style-name="ce19" office:value-type="float" office:value="16023">
            <text:p>16023</text:p>
          </table:table-cell>
          <table:table-cell table:style-name="ce59" office:value-type="float" office:value="2654.47">
            <text:p>2654,47</text:p>
          </table:table-cell>
          <table:covered-table-cell table:style-name="ce62"/>
          <table:table-cell table:style-name="ce69" table:formula="oooc:=[.R9]/[.U9]" office:value-type="float" office:value="4.40061162079511">
            <text:p>4,40</text:p>
          </table:table-cell>
          <table:table-cell table:style-name="ce71"/>
          <table:table-cell table:style-name="ce74"/>
          <table:table-cell table:style-name="ce77"/>
          <table:table-cell table:style-name="ce19" office:value-type="float" office:value="7626">
            <text:p>7626</text:p>
          </table:table-cell>
          <table:table-cell table:style-name="ce59" office:value-type="float" office:value="5588.36">
            <text:p>5588,36</text:p>
          </table:table-cell>
          <table:covered-table-cell table:style-name="ce62"/>
          <table:table-cell table:style-name="ce53"/>
        </table:table-row>
        <table:table-row table:style-name="ro1">
          <table:covered-table-cell table:style-name="ce3"/>
          <table:table-cell table:style-name="ce9" office:value-type="string">
            <text:p>job A</text:p>
          </table:table-cell>
          <table:table-cell table:style-name="ce12" office:value-type="string">
            <text:p>(NC)</text:p>
          </table:table-cell>
          <table:table-cell table:style-name="ce16" office:value-type="float" office:value="143518">
            <text:p>143518</text:p>
          </table:table-cell>
          <table:table-cell table:style-name="ce19" office:value-type="float" office:value="295.97">
            <text:p>295,97</text:p>
          </table:table-cell>
          <table:covered-table-cell table:style-name="ce19"/>
          <table:table-cell table:style-name="ce19" office:value-type="float" office:value="25838">
            <text:p>25838</text:p>
          </table:table-cell>
          <table:table-cell table:style-name="ce19" office:value-type="float" office:value="1646.18">
            <text:p>1646,18</text:p>
          </table:table-cell>
          <table:covered-table-cell table:style-name="ce19"/>
          <table:table-cell table:style-name="ce30" table:formula="oooc:=[.D10]/[.G10]" office:value-type="float" office:value="5.55453208452667">
            <text:p>5,55</text:p>
          </table:table-cell>
          <table:table-cell table:style-name="ce34"/>
          <table:table-cell table:style-name="ce40" table:number-columns-repeated="2"/>
          <table:table-cell table:style-name="ce19" office:value-type="float" office:value="32794">
            <text:p>32794</text:p>
          </table:table-cell>
          <table:table-cell table:style-name="ce19" office:value-type="float" office:value="1298.82">
            <text:p>1298,82</text:p>
          </table:table-cell>
          <table:covered-table-cell table:style-name="ce19"/>
          <table:table-cell table:style-name="ce53"/>
          <table:table-cell table:style-name="ce16" office:value-type="float" office:value="74661">
            <text:p>74661</text:p>
          </table:table-cell>
          <table:table-cell table:style-name="ce19" office:value-type="float" office:value="569.32">
            <text:p>569,32</text:p>
          </table:table-cell>
          <table:covered-table-cell table:style-name="ce21"/>
          <table:table-cell table:style-name="ce19" office:value-type="float" office:value="18788">
            <text:p>18788</text:p>
          </table:table-cell>
          <table:table-cell table:style-name="ce59" office:value-type="float" office:value="2271.2">
            <text:p>2271,20</text:p>
          </table:table-cell>
          <table:covered-table-cell table:style-name="ce62"/>
          <table:table-cell table:style-name="ce69" table:formula="oooc:=[.R10]/[.U10]" office:value-type="float" office:value="3.97386629763679">
            <text:p>3,97</text:p>
          </table:table-cell>
          <table:table-cell table:style-name="ce71"/>
          <table:table-cell table:style-name="ce74"/>
          <table:table-cell table:style-name="ce77"/>
          <table:table-cell table:style-name="ce19" office:value-type="float" office:value="19743">
            <text:p>19743</text:p>
          </table:table-cell>
          <table:table-cell table:style-name="ce59" office:value-type="float" office:value="2155.91">
            <text:p>2155,91</text:p>
          </table:table-cell>
          <table:covered-table-cell table:style-name="ce62"/>
          <table:table-cell table:style-name="ce53"/>
        </table:table-row>
        <table:table-row table:style-name="ro1">
          <table:table-cell table:style-name="ce5" office:value-type="string" table:number-columns-spanned="1" table:number-rows-spanned="4">
            <text:p>4 jobs</text:p>
          </table:table-cell>
          <table:table-cell table:style-name="ce8" office:value-type="string">
            <text:p>job D</text:p>
          </table:table-cell>
          <table:table-cell table:style-name="ce11" office:value-type="string">
            <text:p>(WC)</text:p>
          </table:table-cell>
          <table:table-cell table:style-name="ce15" office:value-type="float" office:value="176746">
            <text:p>176746</text:p>
          </table:table-cell>
          <table:table-cell table:style-name="ce8" office:value-type="float" office:value="240.36">
            <text:p>240,36</text:p>
          </table:table-cell>
          <table:table-cell table:style-name="ce25" table:formula="oooc:=4*424716/MAX([.D11];[.D12];[.D13];[.D14])*100" office:value-type="float" office:value="961.189503581411" table:number-columns-spanned="1" table:number-rows-spanned="4">
            <text:p>961,19</text:p>
          </table:table-cell>
          <table:table-cell table:style-name="ce8" office:value-type="float" office:value="44199">
            <text:p>44199</text:p>
          </table:table-cell>
          <table:table-cell table:style-name="ce8" office:value-type="float" office:value="963.07">
            <text:p>963,07</text:p>
          </table:table-cell>
          <table:table-cell table:style-name="ce25" table:formula="oooc:=4*424716/MAX([.G11];[.G12];[.G13];[.G14])*100" office:value-type="float" office:value="2030.31251867344" table:number-columns-spanned="1" table:number-rows-spanned="4">
            <text:p>2030,31</text:p>
          </table:table-cell>
          <table:table-cell table:style-name="ce29" table:formula="oooc:=[.D11]/[.G11]" office:value-type="float" office:value="3.99886875268671">
            <text:p>4</text:p>
          </table:table-cell>
          <table:table-cell table:style-name="ce33" table:number-columns-repeated="2"/>
          <table:table-cell table:style-name="ce45"/>
          <table:table-cell table:style-name="ce8" office:value-type="float" office:value="61718">
            <text:p>61718</text:p>
          </table:table-cell>
          <table:table-cell table:style-name="ce8" office:value-type="float" office:value="688.36">
            <text:p>688,36</text:p>
          </table:table-cell>
          <table:table-cell table:style-name="ce25" table:formula="oooc:=4*424716/MAX([.N11];[.N12];[.N13];[.N14])*100" office:value-type="float" office:value="2670.20417144743" table:number-columns-spanned="1" table:number-rows-spanned="4">
            <text:p>2670,2</text:p>
          </table:table-cell>
          <table:table-cell table:style-name="ce54"/>
          <table:table-cell table:style-name="ce15" office:value-type="float" office:value="155763">
            <text:p>155763</text:p>
          </table:table-cell>
          <table:table-cell table:style-name="ce8" office:value-type="float" office:value="272.78">
            <text:p>272,78</text:p>
          </table:table-cell>
          <table:table-cell table:style-name="ce25" table:formula="oooc:=4*424716/MAX([.R11];[.R12];[.R13];[.R14])*100" office:value-type="float" office:value="1090.67236763545" table:number-columns-spanned="1" table:number-rows-spanned="4">
            <text:p>1090,67</text:p>
          </table:table-cell>
          <table:table-cell table:style-name="ce8" office:value-type="float" office:value="23871">
            <text:p>23871</text:p>
          </table:table-cell>
          <table:table-cell table:style-name="ce57" office:value-type="float" office:value="1784.52">
            <text:p>1784,52</text:p>
          </table:table-cell>
          <table:table-cell table:style-name="ce67" table:formula="oooc:=4*424716/MAX([.U11];[.U12];[.U13];[.U14])*100" office:value-type="float" office:value="7116.85308533367" table:number-columns-spanned="1" table:number-rows-spanned="4">
            <text:p>7116,85</text:p>
          </table:table-cell>
          <table:table-cell table:style-name="ce31" table:formula="oooc:=[.R11]/[.U11]" office:value-type="float" office:value="6.5251979389217">
            <text:p>6,53</text:p>
          </table:table-cell>
          <table:table-cell table:style-name="ce70"/>
          <table:table-cell table:style-name="ce73"/>
          <table:table-cell table:style-name="ce78"/>
          <table:table-cell table:style-name="ce8" office:value-type="float" office:value="26277">
            <text:p>26277</text:p>
          </table:table-cell>
          <table:table-cell table:style-name="ce57" office:value-type="float" office:value="1621.05">
            <text:p>1621,05</text:p>
          </table:table-cell>
          <table:table-cell table:style-name="ce67" table:formula="oooc:=4*424716/MAX([.AB11];[.AB12];[.AB13];[.AB14])*100" office:value-type="float" office:value="6465.21292384976" table:number-columns-spanned="1" table:number-rows-spanned="4">
            <text:p>6465,21</text:p>
          </table:table-cell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C</text:p>
          </table:table-cell>
          <table:table-cell table:style-name="ce11" office:value-type="string">
            <text:p>(NC)</text:p>
          </table:table-cell>
          <table:table-cell table:style-name="ce15" office:value-type="float" office:value="131050">
            <text:p>131050</text:p>
          </table:table-cell>
          <table:table-cell table:style-name="ce8" office:value-type="float" office:value="324.21">
            <text:p>324,21</text:p>
          </table:table-cell>
          <table:covered-table-cell table:style-name="ce8"/>
          <table:table-cell table:style-name="ce8" office:value-type="float" office:value="74359">
            <text:p>74359</text:p>
          </table:table-cell>
          <table:table-cell table:style-name="ce8" office:value-type="float" office:value="571.62">
            <text:p>571,62</text:p>
          </table:table-cell>
          <table:covered-table-cell table:style-name="ce8"/>
          <table:table-cell table:style-name="ce29" table:formula="oooc:=[.D12]/[.G12]" office:value-type="float" office:value="1.7623959440014">
            <text:p>1,76</text:p>
          </table:table-cell>
          <table:table-cell table:style-name="ce33" table:number-columns-repeated="3"/>
          <table:table-cell table:style-name="ce8" office:value-type="float" office:value="63623">
            <text:p>63623</text:p>
          </table:table-cell>
          <table:table-cell table:style-name="ce8" office:value-type="float" office:value="667.79">
            <text:p>667,79</text:p>
          </table:table-cell>
          <table:covered-table-cell table:style-name="ce8"/>
          <table:table-cell table:style-name="ce54"/>
          <table:table-cell table:style-name="ce15" office:value-type="float" office:value="138641">
            <text:p>138641</text:p>
          </table:table-cell>
          <table:table-cell table:style-name="ce8" office:value-type="float" office:value="306.43">
            <text:p>306,43</text:p>
          </table:table-cell>
          <table:covered-table-cell table:style-name="ce8"/>
          <table:table-cell table:style-name="ce8" office:value-type="float" office:value="21017">
            <text:p>21017</text:p>
          </table:table-cell>
          <table:table-cell table:style-name="ce57" office:value-type="float" office:value="2022.45">
            <text:p>2022,45</text:p>
          </table:table-cell>
          <table:covered-table-cell table:style-name="ce64"/>
          <table:table-cell table:style-name="ce31" table:formula="oooc:=[.R12]/[.U12]" office:value-type="float" office:value="6.59661226626065">
            <text:p>6,60</text:p>
          </table:table-cell>
          <table:table-cell table:style-name="ce70"/>
          <table:table-cell table:style-name="ce73" table:number-columns-repeated="2"/>
          <table:table-cell table:style-name="ce8" office:value-type="float" office:value="20392">
            <text:p>20392</text:p>
          </table:table-cell>
          <table:table-cell table:style-name="ce57" office:value-type="float" office:value="2092.2">
            <text:p>2092,20</text:p>
          </table:table-cell>
          <table:covered-table-cell table:style-name="ce64"/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B</text:p>
          </table:table-cell>
          <table:table-cell table:style-name="ce11" office:value-type="string">
            <text:p>(NC)</text:p>
          </table:table-cell>
          <table:table-cell table:style-name="ce15" office:value-type="float" office:value="125233">
            <text:p>125233</text:p>
          </table:table-cell>
          <table:table-cell table:style-name="ce8" office:value-type="float" office:value="339.23">
            <text:p>339,23</text:p>
          </table:table-cell>
          <table:covered-table-cell table:style-name="ce8"/>
          <table:table-cell table:style-name="ce8" office:value-type="float" office:value="58881">
            <text:p>58881</text:p>
          </table:table-cell>
          <table:table-cell table:style-name="ce8" office:value-type="float" office:value="722.3">
            <text:p>722,3</text:p>
          </table:table-cell>
          <table:covered-table-cell table:style-name="ce8"/>
          <table:table-cell table:style-name="ce29" table:formula="oooc:=[.D13]/[.G13]" office:value-type="float" office:value="2.12688303527454">
            <text:p>2,13</text:p>
          </table:table-cell>
          <table:table-cell table:style-name="ce33" table:number-columns-repeated="3"/>
          <table:table-cell table:style-name="ce8" office:value-type="float" office:value="57634">
            <text:p>57634</text:p>
          </table:table-cell>
          <table:table-cell table:style-name="ce8" office:value-type="float" office:value="737.35">
            <text:p>737,35</text:p>
          </table:table-cell>
          <table:covered-table-cell table:style-name="ce8"/>
          <table:table-cell table:style-name="ce54"/>
          <table:table-cell table:style-name="ce15" office:value-type="float" office:value="148211">
            <text:p>148211</text:p>
          </table:table-cell>
          <table:table-cell table:style-name="ce8" office:value-type="float" office:value="286.58">
            <text:p>286,58</text:p>
          </table:table-cell>
          <table:covered-table-cell table:style-name="ce8"/>
          <table:table-cell table:style-name="ce8" office:value-type="float" office:value="15453">
            <text:p>15453</text:p>
          </table:table-cell>
          <table:table-cell table:style-name="ce57" office:value-type="float" office:value="2757.9">
            <text:p>2757,90</text:p>
          </table:table-cell>
          <table:covered-table-cell table:style-name="ce64"/>
          <table:table-cell table:style-name="ce31" table:formula="oooc:=[.R13]/[.U13]" office:value-type="float" office:value="9.59108263767553">
            <text:p>9,59</text:p>
          </table:table-cell>
          <table:table-cell table:style-name="ce70"/>
          <table:table-cell table:style-name="ce73" table:number-columns-repeated="2"/>
          <table:table-cell table:style-name="ce8" office:value-type="float" office:value="19705">
            <text:p>19705</text:p>
          </table:table-cell>
          <table:table-cell table:style-name="ce57" office:value-type="float" office:value="2155.91">
            <text:p>2155,91</text:p>
          </table:table-cell>
          <table:covered-table-cell table:style-name="ce64"/>
          <table:table-cell table:style-name="ce53"/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7" office:value-type="float" office:value="158934">
            <text:p>158934</text:p>
          </table:table-cell>
          <table:table-cell table:style-name="ce20" office:value-type="float" office:value="267.28">
            <text:p>267,28</text:p>
          </table:table-cell>
          <table:covered-table-cell table:style-name="ce20"/>
          <table:table-cell table:style-name="ce20" office:value-type="float" office:value="83675">
            <text:p>83675</text:p>
          </table:table-cell>
          <table:table-cell table:style-name="ce20" office:value-type="float" office:value="508.03">
            <text:p>508,03</text:p>
          </table:table-cell>
          <table:covered-table-cell table:style-name="ce20"/>
          <table:table-cell table:style-name="ce29" table:formula="oooc:=[.D14]/[.G14]" office:value-type="float" office:value="1.89942037645653">
            <text:p>1,9</text:p>
          </table:table-cell>
          <table:table-cell table:style-name="ce35" table:number-columns-repeated="3"/>
          <table:table-cell table:style-name="ce20" office:value-type="float" office:value="36313">
            <text:p>36313</text:p>
          </table:table-cell>
          <table:table-cell table:style-name="ce20" office:value-type="float" office:value="1170.01">
            <text:p>1170,01</text:p>
          </table:table-cell>
          <table:covered-table-cell table:style-name="ce20"/>
          <table:table-cell table:style-name="ce55"/>
          <table:table-cell table:style-name="ce17" office:value-type="float" office:value="150181">
            <text:p>150181</text:p>
          </table:table-cell>
          <table:table-cell table:style-name="ce20" office:value-type="float" office:value="282.95">
            <text:p>282,95</text:p>
          </table:table-cell>
          <table:covered-table-cell table:style-name="ce20"/>
          <table:table-cell table:style-name="ce20" office:value-type="float" office:value="18198">
            <text:p>18198</text:p>
          </table:table-cell>
          <table:table-cell table:style-name="ce61" office:value-type="float" office:value="2346.49">
            <text:p>2346,49</text:p>
          </table:table-cell>
          <table:covered-table-cell table:style-name="ce68"/>
          <table:table-cell table:style-name="ce31" table:formula="oooc:=[.R14]/[.U14]" office:value-type="float" office:value="8.25261017694252">
            <text:p>8,25</text:p>
          </table:table-cell>
          <table:table-cell table:style-name="ce72"/>
          <table:table-cell table:style-name="ce75" table:number-columns-repeated="2"/>
          <table:table-cell table:style-name="ce20" office:value-type="float" office:value="19357">
            <text:p>19357</text:p>
          </table:table-cell>
          <table:table-cell table:style-name="ce61" office:value-type="float" office:value="2200.59">
            <text:p>2200,59</text:p>
          </table:table-cell>
          <table:covered-table-cell table:style-name="ce68"/>
          <table:table-cell table:style-name="ce80"/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4:.J14])" office:value-type="float" office:value="2.98468277230316">
            <text:p>2,98</text:p>
          </table:table-cell>
          <table:table-cell table:number-columns-repeated="12"/>
          <table:table-cell office:value-type="string">
            <text:p>Average</text:p>
          </table:table-cell>
          <table:table-cell table:formula="oooc:=AVERAGE([.X4:.X14])" office:value-type="float" office:value="5.24600313601711">
            <text:p>5,25</text:p>
          </table:table-cell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3" office:value-type="string" table:number-columns-spanned="3" table:number-rows-spanned="3">
            <text:p>20000 files</text:p>
          </table:table-cell>
          <table:covered-table-cell table:number-columns-repeated="2"/>
          <table:table-cell table:style-name="ce13" office:value-type="string" table:number-columns-spanned="7" table:number-rows-spanned="1">
            <text:p>Sqlite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Sqlite3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Mysql MyIsam</text:p>
          </table:table-cell>
          <table:covered-table-cell table:number-columns-repeated="5" table:style-name="ce18"/>
          <table:covered-table-cell table:style-name="ce27"/>
          <table:table-cell table:style-name="ce13" office:value-type="string" table:number-columns-spanned="7" table:number-rows-spanned="1">
            <text:p>Postgresql</text:p>
          </table:table-cell>
          <table:covered-table-cell table:number-columns-repeated="5" table:style-name="ce18"/>
          <table:covered-table-cell table:style-name="ce27"/>
        </table:table-row>
        <table:table-row table:style-name="ro1">
          <table:covered-table-cell table:number-columns-repeated="3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14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26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  <table:table-cell table:style-name="ce56" office:value-type="string" table:number-columns-spanned="3" table:number-rows-spanned="1">
            <text:p>Without Batch</text:p>
          </table:table-cell>
          <table:covered-table-cell table:number-columns-repeated="2" table:style-name="ce12"/>
          <table:table-cell table:style-name="ce63" office:value-type="string" table:number-columns-spanned="4" table:number-rows-spanned="1">
            <text:p>With Batch</text:p>
          </table:table-cell>
          <table:covered-table-cell table:number-columns-repeated="2" table:style-name="ce12"/>
          <table:covered-table-cell table:style-name="ce28"/>
        </table:table-row>
        <table:table-row table:style-name="ro1">
          <table:covered-table-cell table:number-columns-repeated="3"/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</text:p>
          </table:table-cell>
          <table:table-cell table:style-name="ce28" office:value-type="string">
            <text:p>Gain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  <table:table-cell table:style-name="ce14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12" office:value-type="string">
            <text:p>time(ms)</text:p>
          </table:table-cell>
          <table:table-cell table:style-name="ce12" office:value-type="string">
            <text:p>f/s</text:p>
          </table:table-cell>
          <table:table-cell table:style-name="ce12" office:value-type="string">
            <text:p>total f/s</text:p>
          </table:table-cell>
          <table:table-cell table:style-name="ce28" office:value-type="string">
            <text:p>Gain x</text:p>
          </table:table-cell>
        </table:table-row>
        <table:table-row table:style-name="ro1">
          <table:table-cell table:style-name="ce5" office:value-type="string">
            <text:p>1 job</text:p>
          </table:table-cell>
          <table:table-cell table:style-name="ce8" office:value-type="string">
            <text:p>job A</text:p>
          </table:table-cell>
          <table:table-cell table:style-name="ce11" office:value-type="string">
            <text:p>(WC)</text:p>
          </table:table-cell>
          <table:table-cell table:style-name="ce15" office:value-type="float" office:value="860">
            <text:p>860</text:p>
          </table:table-cell>
          <table:table-cell table:style-name="ce8" office:value-type="float" office:value="2500.25">
            <text:p>2500,25</text:p>
          </table:table-cell>
          <table:table-cell table:style-name="ce21" table:formula="oooc:=20000/[.D21]*100" office:value-type="float" office:value="2325.58139534884">
            <text:p>2325,5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6667.33">
            <text:p>6667,33</text:p>
          </table:table-cell>
          <table:table-cell table:style-name="ce21" table:formula="oooc:=20000/[.G21]*100" office:value-type="float" office:value="5012.5313283208">
            <text:p>5012,53</text:p>
          </table:table-cell>
          <table:table-cell table:style-name="ce31" table:formula="oooc:=[.D21]/[.G21]" office:value-type="float" office:value="2.15538847117794">
            <text:p>2,16</text:p>
          </table:table-cell>
          <table:table-cell table:style-name="ce15" office:value-type="float" office:value="178099">
            <text:p>178099</text:p>
          </table:table-cell>
          <table:table-cell table:style-name="ce8" office:value-type="float" office:value="11.24">
            <text:p>11,24</text:p>
          </table:table-cell>
          <table:table-cell table:style-name="ce21" table:formula="oooc:=20000/[.K21]*100" office:value-type="float" office:value="11.2297093189743">
            <text:p>11,23</text:p>
          </table:table-cell>
          <table:table-cell table:style-name="ce8" office:value-type="float" office:value="443">
            <text:p>443</text:p>
          </table:table-cell>
          <table:table-cell table:style-name="ce8" office:value-type="float" office:value="5000.5">
            <text:p>5000,5</text:p>
          </table:table-cell>
          <table:table-cell table:style-name="ce21" table:formula="oooc:=20000/[.N21]*100" office:value-type="float" office:value="4514.67268623025">
            <text:p>4514,67</text:p>
          </table:table-cell>
          <table:table-cell table:style-name="ce31" table:formula="oooc:=[.K21]/[.N21]" office:value-type="float" office:value="402.029345372461">
            <text:p>402,03</text:p>
          </table:table-cell>
          <table:table-cell table:style-name="ce15" office:value-type="float" office:value="751">
            <text:p>751</text:p>
          </table:table-cell>
          <table:table-cell table:style-name="ce57" office:value-type="float" office:value="2857.14">
            <text:p>2857,14</text:p>
          </table:table-cell>
          <table:table-cell table:style-name="ce21" table:formula="oooc:=20000/[.R21]*100" office:value-type="float" office:value="2663.11584553928">
            <text:p>2663,12</text:p>
          </table:table-cell>
          <table:table-cell table:style-name="ce8" office:value-type="float" office:value="286">
            <text:p>286</text:p>
          </table:table-cell>
          <table:table-cell table:style-name="ce57" office:value-type="float" office:value="10001">
            <text:p>10001,00</text:p>
          </table:table-cell>
          <table:table-cell table:style-name="ce64" table:formula="oooc:=20000/[.U21]*100" office:value-type="float" office:value="6993.00699300699">
            <text:p>6993,01</text:p>
          </table:table-cell>
          <table:table-cell table:style-name="ce31" table:formula="oooc:=[.R21]/[.U21]" office:value-type="float" office:value="2.62587412587413">
            <text:p>2,63</text:p>
          </table:table-cell>
          <table:table-cell table:style-name="ce15" office:value-type="float" office:value="25151">
            <text:p>25151</text:p>
          </table:table-cell>
          <table:table-cell table:style-name="ce57" office:value-type="float" office:value="79.69">
            <text:p>79,69</text:p>
          </table:table-cell>
          <table:table-cell table:style-name="ce64" table:formula="oooc:=20000/[.Y21]*100" office:value-type="float" office:value="79.5197010059242">
            <text:p>79,52</text:p>
          </table:table-cell>
          <table:table-cell table:style-name="ce8" office:value-type="float" office:value="314">
            <text:p>314</text:p>
          </table:table-cell>
          <table:table-cell table:style-name="ce57" office:value-type="float" office:value="6667.33">
            <text:p>6667,33</text:p>
          </table:table-cell>
          <table:table-cell table:style-name="ce64" table:formula="oooc:=20000/[.AB21]*100" office:value-type="float" office:value="6369.42675159236">
            <text:p>6369,43</text:p>
          </table:table-cell>
          <table:table-cell table:style-name="ce69" table:formula="oooc:=[.Y21]/[.AB21]" office:value-type="float" office:value="80.0987261146497">
            <text:p>80,10</text:p>
          </table:table-cell>
        </table:table-row>
        <table:table-row table:style-name="ro1">
          <table:table-cell table:style-name="ce3" office:value-type="string">
            <text:p>1 job</text:p>
          </table:table-cell>
          <table:table-cell table:style-name="ce9" office:value-type="string">
            <text:p>job A</text:p>
          </table:table-cell>
          <table:table-cell table:style-name="ce12" office:value-type="string">
            <text:p>(NC)</text:p>
          </table:table-cell>
          <table:table-cell table:style-name="ce16" office:value-type="float" office:value="564">
            <text:p>564</text:p>
          </table:table-cell>
          <table:table-cell table:style-name="ce19" office:value-type="float" office:value="4000.4">
            <text:p>4000,4</text:p>
          </table:table-cell>
          <table:table-cell table:style-name="ce22" table:formula="oooc:=20000/[.D22]*100" office:value-type="float" office:value="3546.09929078014">
            <text:p>3546,1</text:p>
          </table:table-cell>
          <table:table-cell table:style-name="ce19" office:value-type="float" office:value="382">
            <text:p>382</text:p>
          </table:table-cell>
          <table:table-cell table:style-name="ce19" office:value-type="float" office:value="6667.33">
            <text:p>6667,33</text:p>
          </table:table-cell>
          <table:table-cell table:style-name="ce22" table:formula="oooc:=20000/[.G22]*100" office:value-type="float" office:value="5235.60209424084">
            <text:p>5235,6</text:p>
          </table:table-cell>
          <table:table-cell table:style-name="ce32" table:formula="oooc:=[.D22]/[.G22]" office:value-type="float" office:value="1.47643979057592">
            <text:p>1,48</text:p>
          </table:table-cell>
          <table:table-cell table:style-name="ce16" office:value-type="float" office:value="89742">
            <text:p>89742</text:p>
          </table:table-cell>
          <table:table-cell table:style-name="ce19" office:value-type="float" office:value="22.3">
            <text:p>22,3</text:p>
          </table:table-cell>
          <table:table-cell table:style-name="ce22" table:formula="oooc:=20000/[.K22]*100" office:value-type="float" office:value="22.2861090682178">
            <text:p>22,29</text:p>
          </table:table-cell>
          <table:table-cell table:style-name="ce19" office:value-type="float" office:value="440">
            <text:p>440</text:p>
          </table:table-cell>
          <table:table-cell table:style-name="ce19" office:value-type="float" office:value="5000.5">
            <text:p>5000,5</text:p>
          </table:table-cell>
          <table:table-cell table:style-name="ce22" table:formula="oooc:=20000/[.N22]*100" office:value-type="float" office:value="4545.45454545455">
            <text:p>4545,45</text:p>
          </table:table-cell>
          <table:table-cell table:style-name="ce32" table:formula="oooc:=[.K22]/[.N22]" office:value-type="float" office:value="203.959090909091">
            <text:p>203,96</text:p>
          </table:table-cell>
          <table:table-cell table:style-name="ce9"/>
          <table:table-cell table:style-name="ce58"/>
          <table:table-cell table:style-name="ce62"/>
          <table:table-cell table:style-name="ce19" office:value-type="float" office:value="374">
            <text:p>374</text:p>
          </table:table-cell>
          <table:table-cell table:style-name="ce59" office:value-type="float" office:value="6667.33">
            <text:p>6667,33</text:p>
          </table:table-cell>
          <table:table-cell table:style-name="ce62" table:formula="oooc:=20000/[.U22]*100" office:value-type="float" office:value="5347.5935828877">
            <text:p>5347,59</text:p>
          </table:table-cell>
          <table:table-cell table:style-name="ce69"/>
          <table:table-cell table:style-name="ce9"/>
          <table:table-cell table:style-name="ce58"/>
          <table:table-cell table:style-name="ce22"/>
          <table:table-cell table:style-name="ce19" office:value-type="float" office:value="185">
            <text:p>185</text:p>
          </table:table-cell>
          <table:table-cell table:style-name="ce59" office:value-type="float" office:value="20002">
            <text:p>20002,00</text:p>
          </table:table-cell>
          <table:table-cell table:style-name="ce62" table:formula="oooc:=20000/[.AB22]*100" office:value-type="float" office:value="10810.8108108108">
            <text:p>10810,81</text:p>
          </table:table-cell>
          <table:table-cell table:style-name="ce69"/>
        </table:table-row>
        <table:table-row table:style-name="ro1">
          <table:table-cell table:style-name="ce6" office:value-type="string" table:number-columns-spanned="1" table:number-rows-spanned="2">
            <text:p>2 jobs</text:p>
          </table:table-cell>
          <table:table-cell table:style-name="ce8" office:value-type="string">
            <text:p>job B</text:p>
          </table:table-cell>
          <table:table-cell table:style-name="ce11" office:value-type="string">
            <text:p>(WC)</text:p>
          </table:table-cell>
          <table:table-cell table:style-name="ce15" office:value-type="float" office:value="1972">
            <text:p>1972</text:p>
          </table:table-cell>
          <table:table-cell table:style-name="ce8" office:value-type="float" office:value="1052.79">
            <text:p>1052,79</text:p>
          </table:table-cell>
          <table:table-cell table:style-name="ce23" table:formula="oooc:=2*20000/MAX([.D24];[.D23])*100" office:value-type="float" office:value="2028.39756592292" table:number-columns-spanned="1" table:number-rows-spanned="2">
            <text:p>2028,4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3333.67">
            <text:p>3333,67</text:p>
          </table:table-cell>
          <table:table-cell table:style-name="ce23" table:formula="oooc:=2*20000/MAX([.G24];[.G23])*100" office:value-type="float" office:value="4123.71134020619" table:number-columns-spanned="1" table:number-rows-spanned="2">
            <text:p>4123,71</text:p>
          </table:table-cell>
          <table:table-cell table:style-name="ce31" table:formula="oooc:=[.D23]/[.G23]" office:value-type="float" office:value="2.97435897435897">
            <text:p>2,97</text:p>
          </table:table-cell>
          <table:table-cell table:style-name="ce15" office:value-type="float" office:value="255862">
            <text:p>255862</text:p>
          </table:table-cell>
          <table:table-cell table:style-name="ce8" office:value-type="float" office:value="7.82">
            <text:p>7,82</text:p>
          </table:table-cell>
          <table:table-cell table:style-name="ce23" table:formula="oooc:=2*20000/MAX([.K24];[.K23])*100" office:value-type="float" office:value="15.6198137337212" table:number-columns-spanned="1" table:number-rows-spanned="2">
            <text:p>15,62</text:p>
          </table:table-cell>
          <table:table-cell table:style-name="ce8" office:value-type="float" office:value="713">
            <text:p>713</text:p>
          </table:table-cell>
          <table:table-cell table:style-name="ce8" office:value-type="float" office:value="2857.57">
            <text:p>2857,57</text:p>
          </table:table-cell>
          <table:table-cell table:style-name="ce23" table:formula="oooc:=2*20000/MAX([.N24];[.N23])*100" office:value-type="float" office:value="5610.09817671809" table:number-columns-spanned="1" table:number-rows-spanned="2">
            <text:p>5610,1</text:p>
          </table:table-cell>
          <table:table-cell table:style-name="ce31" table:formula="oooc:=[.K23]/[.N23]" office:value-type="float" office:value="358.852734922861">
            <text:p>358,85</text:p>
          </table:table-cell>
          <table:table-cell table:style-name="ce15" office:value-type="float" office:value="964">
            <text:p>964</text:p>
          </table:table-cell>
          <table:table-cell table:style-name="ce57" office:value-type="float" office:value="2222.22">
            <text:p>2222,22</text:p>
          </table:table-cell>
          <table:table-cell table:style-name="ce23" table:formula="oooc:=2*20000/MAX([.R24];[.R23])*100" office:value-type="float" office:value="2743.48422496571" table:number-columns-spanned="1" table:number-rows-spanned="2">
            <text:p>2743,48</text:p>
          </table:table-cell>
          <table:table-cell table:style-name="ce8" office:value-type="float" office:value="458">
            <text:p>458</text:p>
          </table:table-cell>
          <table:table-cell table:style-name="ce57" office:value-type="float" office:value="5000.75">
            <text:p>5000,75</text:p>
          </table:table-cell>
          <table:table-cell table:style-name="ce65" table:formula="oooc:=2*20000/MAX([.U24];[.U23])*100" office:value-type="float" office:value="7054.67372134039" table:number-columns-spanned="1" table:number-rows-spanned="2">
            <text:p>7054,67</text:p>
          </table:table-cell>
          <table:table-cell table:style-name="ce31" table:formula="oooc:=[.R23]/[.U23]" office:value-type="float" office:value="2.10480349344978">
            <text:p>2,10</text:p>
          </table:table-cell>
          <table:table-cell table:style-name="ce15" office:value-type="float" office:value="31729">
            <text:p>31729</text:p>
          </table:table-cell>
          <table:table-cell table:style-name="ce57" office:value-type="float" office:value="63.1">
            <text:p>63,10</text:p>
          </table:table-cell>
          <table:table-cell table:style-name="ce65" table:formula="oooc:=2*20000/MAX([.Y24];[.Y23])*100" office:value-type="float" office:value="103.351161408676" table:number-columns-spanned="1" table:number-rows-spanned="2">
            <text:p>103,35</text:p>
          </table:table-cell>
          <table:table-cell table:style-name="ce8" office:value-type="float" office:value="825">
            <text:p>825</text:p>
          </table:table-cell>
          <table:table-cell table:style-name="ce57" office:value-type="float" office:value="2500.38">
            <text:p>2500,38</text:p>
          </table:table-cell>
          <table:table-cell table:style-name="ce65" table:formula="oooc:=2*20000/MAX([.AB24];[.AB23])*100" office:value-type="float" office:value="4504.5045045045" table:number-columns-spanned="1" table:number-rows-spanned="2">
            <text:p>4504,50</text:p>
          </table:table-cell>
          <table:table-cell table:style-name="ce69" table:formula="oooc:=[.Y23]/[.AB23]" office:value-type="float" office:value="38.4593939393939">
            <text:p>38,46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5" office:value-type="float" office:value="1703">
            <text:p>1703</text:p>
          </table:table-cell>
          <table:table-cell table:style-name="ce8" office:value-type="float" office:value="1176.59">
            <text:p>1176,59</text:p>
          </table:table-cell>
          <table:covered-table-cell table:style-name="ce8"/>
          <table:table-cell table:style-name="ce8" office:value-type="float" office:value="970">
            <text:p>970</text:p>
          </table:table-cell>
          <table:table-cell table:style-name="ce8" office:value-type="float" office:value="2222.56">
            <text:p>2222,56</text:p>
          </table:table-cell>
          <table:covered-table-cell table:style-name="ce8"/>
          <table:table-cell table:style-name="ce31" table:formula="oooc:=[.D24]/[.G24]" office:value-type="float" office:value="1.75567010309278">
            <text:p>1,76</text:p>
          </table:table-cell>
          <table:table-cell table:style-name="ce15" office:value-type="float" office:value="256085">
            <text:p>256085</text:p>
          </table:table-cell>
          <table:table-cell table:style-name="ce8" office:value-type="float" office:value="7.81">
            <text:p>7,81</text:p>
          </table:table-cell>
          <table:covered-table-cell table:style-name="ce8"/>
          <table:table-cell table:style-name="ce8" office:value-type="float" office:value="589">
            <text:p>589</text:p>
          </table:table-cell>
          <table:table-cell table:style-name="ce8" office:value-type="float" office:value="4000.4">
            <text:p>4000,4</text:p>
          </table:table-cell>
          <table:covered-table-cell table:style-name="ce8"/>
          <table:table-cell table:style-name="ce31" table:formula="oooc:=[.K24]/[.N24]" office:value-type="float" office:value="434.779286926995">
            <text:p>434,78</text:p>
          </table:table-cell>
          <table:table-cell table:style-name="ce15" office:value-type="float" office:value="1458">
            <text:p>1458</text:p>
          </table:table-cell>
          <table:table-cell table:style-name="ce57" office:value-type="float" office:value="1428.57">
            <text:p>1428,57</text:p>
          </table:table-cell>
          <table:covered-table-cell table:style-name="ce21"/>
          <table:table-cell table:style-name="ce8" office:value-type="float" office:value="567">
            <text:p>567</text:p>
          </table:table-cell>
          <table:table-cell table:style-name="ce57" office:value-type="float" office:value="4000.4">
            <text:p>4000,40</text:p>
          </table:table-cell>
          <table:covered-table-cell table:style-name="ce64"/>
          <table:table-cell table:style-name="ce31" table:formula="oooc:=[.R24]/[.U24]" office:value-type="float" office:value="2.57142857142857">
            <text:p>2,57</text:p>
          </table:table-cell>
          <table:table-cell table:style-name="ce15" office:value-type="float" office:value="38703">
            <text:p>38703</text:p>
          </table:table-cell>
          <table:table-cell table:style-name="ce57" office:value-type="float" office:value="51.68">
            <text:p>51,68</text:p>
          </table:table-cell>
          <table:covered-table-cell table:style-name="ce21"/>
          <table:table-cell table:style-name="ce8" office:value-type="float" office:value="888">
            <text:p>888</text:p>
          </table:table-cell>
          <table:table-cell table:style-name="ce57" office:value-type="float" office:value="2500.25">
            <text:p>2500,25</text:p>
          </table:table-cell>
          <table:covered-table-cell table:style-name="ce64"/>
          <table:table-cell table:style-name="ce69" table:formula="oooc:=[.Y24]/[.AB24]" office:value-type="float" office:value="43.5844594594595">
            <text:p>43,58</text:p>
          </table:table-cell>
        </table:table-row>
        <table:table-row table:style-name="ro1">
          <table:table-cell table:style-name="ce3" office:value-type="string" table:number-columns-spanned="1" table:number-rows-spanned="3">
            <text:p>3 jobs</text:p>
          </table:table-cell>
          <table:table-cell table:style-name="ce9" office:value-type="string">
            <text:p>job C</text:p>
          </table:table-cell>
          <table:table-cell table:style-name="ce12" office:value-type="string">
            <text:p>(WC)</text:p>
          </table:table-cell>
          <table:table-cell table:style-name="ce16" office:value-type="float" office:value="2713">
            <text:p>2713</text:p>
          </table:table-cell>
          <table:table-cell table:style-name="ce19" office:value-type="float" office:value="1000.15">
            <text:p>1000,15</text:p>
          </table:table-cell>
          <table:table-cell table:style-name="ce24" table:formula="oooc:=3*20000/MAX([.D25];[.D26];[.D27])*100" office:value-type="float" office:value="2157.49730312837" table:number-columns-spanned="1" table:number-rows-spanned="3">
            <text:p>2157,5</text:p>
          </table:table-cell>
          <table:table-cell table:style-name="ce19" office:value-type="float" office:value="805">
            <text:p>805</text:p>
          </table:table-cell>
          <table:table-cell table:style-name="ce19" office:value-type="float" office:value="2500.5">
            <text:p>2500,5</text:p>
          </table:table-cell>
          <table:table-cell table:style-name="ce24" table:formula="oooc:=3*20000/MAX([.G25];[.G26];[.G27])*100" office:value-type="float" office:value="5958.29195630586" table:number-columns-spanned="1" table:number-rows-spanned="3">
            <text:p>5958,29</text:p>
          </table:table-cell>
          <table:table-cell table:style-name="ce32" table:formula="oooc:=[.D25]/[.G25]" office:value-type="float" office:value="3.37018633540373">
            <text:p>3,37</text:p>
          </table:table-cell>
          <table:table-cell table:style-name="ce36"/>
          <table:table-cell table:style-name="ce41"/>
          <table:table-cell table:style-name="ce47"/>
          <table:table-cell table:style-name="ce19" office:value-type="float" office:value="1164">
            <text:p>1164</text:p>
          </table:table-cell>
          <table:table-cell table:style-name="ce19" office:value-type="float" office:value="1818.55">
            <text:p>1818,55</text:p>
          </table:table-cell>
          <table:table-cell table:style-name="ce24" table:formula="oooc:=3*20000/MAX([.N25];[.N26];[.N27])*100" office:value-type="float" office:value="5154.63917525773" table:number-columns-spanned="1" table:number-rows-spanned="3">
            <text:p>5154,64</text:p>
          </table:table-cell>
          <table:table-cell table:style-name="ce53"/>
          <table:table-cell table:style-name="ce16" office:value-type="float" office:value="2059">
            <text:p>2059</text:p>
          </table:table-cell>
          <table:table-cell table:style-name="ce59" office:value-type="float" office:value="1000">
            <text:p>1000,00</text:p>
          </table:table-cell>
          <table:table-cell table:style-name="ce24" table:formula="oooc:=3*20000/MAX([.R25];[.R26];[.R27])*100" office:value-type="float" office:value="2278.76946448918" table:number-columns-spanned="1" table:number-rows-spanned="3">
            <text:p>2278,77</text:p>
          </table:table-cell>
          <table:table-cell table:style-name="ce19" table:formula="oooc:=528" office:value-type="float" office:value="528">
            <text:p>528</text:p>
          </table:table-cell>
          <table:table-cell table:style-name="ce59" office:value-type="float" office:value="4000.8">
            <text:p>4000,80</text:p>
          </table:table-cell>
          <table:table-cell table:style-name="ce66" table:formula="oooc:=3*20000/MAX([.U25];[.U26];[.U27])*100" office:value-type="float" office:value="8097.16599190283" table:number-columns-spanned="1" table:number-rows-spanned="3">
            <text:p>8097,17</text:p>
          </table:table-cell>
          <table:table-cell table:style-name="ce69" table:formula="oooc:=[.R25]/[.U25]" office:value-type="float" office:value="3.89962121212121">
            <text:p>3,90</text:p>
          </table:table-cell>
          <table:table-cell table:style-name="ce16" office:value-type="float" office:value="38304">
            <text:p>38304</text:p>
          </table:table-cell>
          <table:table-cell table:style-name="ce59" office:value-type="float" office:value="52.23">
            <text:p>52,23</text:p>
          </table:table-cell>
          <table:table-cell table:style-name="ce66" table:formula="oooc:=3*20000/MAX([.Y25];[.Y26];[.Y27])*100" office:value-type="float" office:value="116.686114352392" table:number-columns-spanned="1" table:number-rows-spanned="3">
            <text:p>116,69</text:p>
          </table:table-cell>
          <table:table-cell table:style-name="ce19" office:value-type="float" office:value="354">
            <text:p>354</text:p>
          </table:table-cell>
          <table:table-cell table:style-name="ce59" office:value-type="float" office:value="6667.67">
            <text:p>6667,67</text:p>
          </table:table-cell>
          <table:table-cell table:style-name="ce66" table:formula="oooc:=3*20000/MAX([.AB25];[.AB26];[.AB27])*100" office:value-type="float" office:value="7566.20428751576" table:number-columns-spanned="1" table:number-rows-spanned="3">
            <text:p>7566,20</text:p>
          </table:table-cell>
          <table:table-cell table:style-name="ce69" table:formula="oooc:=[.Y25]/[.AB25]" office:value-type="float" office:value="108.203389830508">
            <text:p>108,20</text:p>
          </table:table-cell>
        </table:table-row>
        <table:table-row table:style-name="ro1">
          <table:covered-table-cell table:style-name="ce3"/>
          <table:table-cell table:style-name="ce9" office:value-type="string">
            <text:p>job B</text:p>
          </table:table-cell>
          <table:table-cell table:style-name="ce12" office:value-type="string">
            <text:p>(NC)</text:p>
          </table:table-cell>
          <table:table-cell table:style-name="ce16" office:value-type="float" office:value="2094">
            <text:p>2094</text:p>
          </table:table-cell>
          <table:table-cell table:style-name="ce19" office:value-type="float" office:value="740.89">
            <text:p>740,89</text:p>
          </table:table-cell>
          <table:covered-table-cell table:style-name="ce19"/>
          <table:table-cell table:style-name="ce19" office:value-type="float" office:value="1007">
            <text:p>1007</text:p>
          </table:table-cell>
          <table:table-cell table:style-name="ce19" office:value-type="float" office:value="2000.3">
            <text:p>2000,3</text:p>
          </table:table-cell>
          <table:covered-table-cell table:style-name="ce19"/>
          <table:table-cell table:style-name="ce32" table:formula="oooc:=[.D26]/[.G26]" office:value-type="float" office:value="2.07944389275074">
            <text:p>2,08</text:p>
          </table:table-cell>
          <table:table-cell table:style-name="ce37"/>
          <table:table-cell table:style-name="ce42"/>
          <table:table-cell table:style-name="ce48"/>
          <table:table-cell table:style-name="ce19" office:value-type="float" office:value="896">
            <text:p>896</text:p>
          </table:table-cell>
          <table:table-cell table:style-name="ce19" office:value-type="float" office:value="2500.38">
            <text:p>2500,38</text:p>
          </table:table-cell>
          <table:covered-table-cell table:style-name="ce19"/>
          <table:table-cell table:style-name="ce53"/>
          <table:table-cell table:style-name="ce16" office:value-type="float" office:value="2633">
            <text:p>2633</text:p>
          </table:table-cell>
          <table:table-cell table:style-name="ce60" office:value-type="float" office:value="769.23">
            <text:p>769,23</text:p>
          </table:table-cell>
          <table:covered-table-cell table:style-name="ce22"/>
          <table:table-cell table:style-name="ce19" office:value-type="float" office:value="642">
            <text:p>642</text:p>
          </table:table-cell>
          <table:table-cell table:style-name="ce59" office:value-type="float" office:value="3333.67">
            <text:p>3333,67</text:p>
          </table:table-cell>
          <table:covered-table-cell table:style-name="ce62"/>
          <table:table-cell table:style-name="ce69" table:formula="oooc:=[.R26]/[.U26]" office:value-type="float" office:value="4.101246105919">
            <text:p>4,10</text:p>
          </table:table-cell>
          <table:table-cell table:style-name="ce16" office:value-type="float" office:value="49356">
            <text:p>49356</text:p>
          </table:table-cell>
          <table:table-cell table:style-name="ce60" office:value-type="float" office:value="40.57">
            <text:p>40,57</text:p>
          </table:table-cell>
          <table:covered-table-cell table:style-name="ce22"/>
          <table:table-cell table:style-name="ce19" office:value-type="float" office:value="790">
            <text:p>790</text:p>
          </table:table-cell>
          <table:table-cell table:style-name="ce59" office:value-type="float" office:value="2857.71">
            <text:p>2857,71</text:p>
          </table:table-cell>
          <table:covered-table-cell table:style-name="ce62"/>
          <table:table-cell table:style-name="ce69" table:formula="oooc:=[.Y26]/[.AB26]" office:value-type="float" office:value="62.4759493670886">
            <text:p>62,48</text:p>
          </table:table-cell>
        </table:table-row>
        <table:table-row table:style-name="ro1">
          <table:covered-table-cell table:style-name="ce3"/>
          <table:table-cell table:style-name="ce9" office:value-type="string">
            <text:p>job A</text:p>
          </table:table-cell>
          <table:table-cell table:style-name="ce12" office:value-type="string">
            <text:p>(NC)</text:p>
          </table:table-cell>
          <table:table-cell table:style-name="ce16" office:value-type="float" office:value="2781">
            <text:p>2781</text:p>
          </table:table-cell>
          <table:table-cell table:style-name="ce19" office:value-type="float" office:value="740.81">
            <text:p>740,81</text:p>
          </table:table-cell>
          <table:covered-table-cell table:style-name="ce19"/>
          <table:table-cell table:style-name="ce19" office:value-type="float" office:value="909">
            <text:p>909</text:p>
          </table:table-cell>
          <table:table-cell table:style-name="ce19" office:value-type="float" office:value="2222.44">
            <text:p>2222,44</text:p>
          </table:table-cell>
          <table:covered-table-cell table:style-name="ce19"/>
          <table:table-cell table:style-name="ce32" table:formula="oooc:=[.D27]/[.G27]" office:value-type="float" office:value="3.05940594059406">
            <text:p>3,06</text:p>
          </table:table-cell>
          <table:table-cell table:style-name="ce37"/>
          <table:table-cell table:style-name="ce42"/>
          <table:table-cell table:style-name="ce48"/>
          <table:table-cell table:style-name="ce19" office:value-type="float" office:value="1125">
            <text:p>1125</text:p>
          </table:table-cell>
          <table:table-cell table:style-name="ce19" office:value-type="float" office:value="1818.36">
            <text:p>1818,36</text:p>
          </table:table-cell>
          <table:covered-table-cell table:style-name="ce19"/>
          <table:table-cell table:style-name="ce53"/>
          <table:table-cell table:style-name="ce16" office:value-type="float" office:value="2604">
            <text:p>2604</text:p>
          </table:table-cell>
          <table:table-cell table:style-name="ce60" table:formula="oooc:=769.23" office:value-type="float" office:value="769.23">
            <text:p>769,23</text:p>
          </table:table-cell>
          <table:covered-table-cell table:style-name="ce22"/>
          <table:table-cell table:style-name="ce19" office:value-type="float" office:value="741">
            <text:p>741</text:p>
          </table:table-cell>
          <table:table-cell table:style-name="ce59" office:value-type="float" office:value="2857.57">
            <text:p>2857,57</text:p>
          </table:table-cell>
          <table:covered-table-cell table:style-name="ce62"/>
          <table:table-cell table:style-name="ce69" table:formula="oooc:=[.R27]/[.U27]" office:value-type="float" office:value="3.51417004048583">
            <text:p>3,51</text:p>
          </table:table-cell>
          <table:table-cell table:style-name="ce16" office:value-type="float" office:value="51420">
            <text:p>51420</text:p>
          </table:table-cell>
          <table:table-cell table:style-name="ce60" office:value-type="float" office:value="38.91">
            <text:p>38,91</text:p>
          </table:table-cell>
          <table:covered-table-cell table:style-name="ce22"/>
          <table:table-cell table:style-name="ce19" office:value-type="float" office:value="793">
            <text:p>793</text:p>
          </table:table-cell>
          <table:table-cell table:style-name="ce59" office:value-type="float" office:value="2857.43">
            <text:p>2857,43</text:p>
          </table:table-cell>
          <table:covered-table-cell table:style-name="ce62"/>
          <table:table-cell table:style-name="ce69" table:formula="oooc:=[.Y27]/[.AB27]" office:value-type="float" office:value="64.8423707440101">
            <text:p>64,84</text:p>
          </table:table-cell>
        </table:table-row>
        <table:table-row table:style-name="ro1">
          <table:table-cell table:style-name="ce5" office:value-type="string" table:number-columns-spanned="1" table:number-rows-spanned="4">
            <text:p>4 jobs</text:p>
          </table:table-cell>
          <table:table-cell table:style-name="ce8" office:value-type="string">
            <text:p>job D</text:p>
          </table:table-cell>
          <table:table-cell table:style-name="ce11" office:value-type="string">
            <text:p>(WC)</text:p>
          </table:table-cell>
          <table:table-cell table:style-name="ce15" office:value-type="float" office:value="3682">
            <text:p>3682</text:p>
          </table:table-cell>
          <table:table-cell table:style-name="ce8" office:value-type="float" office:value="555.69">
            <text:p>555,69</text:p>
          </table:table-cell>
          <table:table-cell table:style-name="ce25" table:formula="oooc:=4*20000/MAX([.D28];[.D29];[.D30];[.D31])*100" office:value-type="float" office:value="1967.05188099336" table:number-columns-spanned="1" table:number-rows-spanned="4">
            <text:p>1967,05</text:p>
          </table:table-cell>
          <table:table-cell table:style-name="ce8" office:value-type="float" office:value="2009">
            <text:p>2009</text:p>
          </table:table-cell>
          <table:table-cell table:style-name="ce8" office:value-type="float" office:value="1000.25">
            <text:p>1000,25</text:p>
          </table:table-cell>
          <table:table-cell table:style-name="ce25" table:formula="oooc:=4*20000/MAX([.G28];[.G29];[.G30];[.G31])*100" office:value-type="float" office:value="3982.0806371329" table:number-columns-spanned="1" table:number-rows-spanned="4">
            <text:p>3982,08</text:p>
          </table:table-cell>
          <table:table-cell table:style-name="ce31" table:formula="oooc:=[.D28]/[.G28]" office:value-type="float" office:value="1.83275261324042">
            <text:p>1,83</text:p>
          </table:table-cell>
          <table:table-cell table:style-name="ce38" table:number-columns-repeated="2"/>
          <table:table-cell table:style-name="ce49"/>
          <table:table-cell table:style-name="ce8" office:value-type="float" office:value="1649">
            <text:p>1649</text:p>
          </table:table-cell>
          <table:table-cell table:style-name="ce8" office:value-type="float" office:value="1250.31">
            <text:p>1250,31</text:p>
          </table:table-cell>
          <table:table-cell table:style-name="ce25" table:formula="oooc:=4*20000/MAX([.N28];[.N29];[.N30];[.N31])*100" office:value-type="float" office:value="4851.42510612492" table:number-columns-spanned="1" table:number-rows-spanned="4">
            <text:p>4851,43</text:p>
          </table:table-cell>
          <table:table-cell table:style-name="ce54"/>
          <table:table-cell table:style-name="ce15" office:value-type="float" office:value="2284">
            <text:p>2284</text:p>
          </table:table-cell>
          <table:table-cell table:style-name="ce57" office:value-type="float" office:value="909.09">
            <text:p>909,09</text:p>
          </table:table-cell>
          <table:table-cell table:style-name="ce25" table:formula="oooc:=4*20000/MAX([.R28];[.R29];[.R30];[.R31])*100" office:value-type="float" office:value="2340.55002925688" table:number-columns-spanned="1" table:number-rows-spanned="4">
            <text:p>2340,55</text:p>
          </table:table-cell>
          <table:table-cell table:style-name="ce8" office:value-type="float" office:value="622">
            <text:p>622</text:p>
          </table:table-cell>
          <table:table-cell table:style-name="ce57" office:value-type="float" office:value="3334.17">
            <text:p>3334,17</text:p>
          </table:table-cell>
          <table:table-cell table:style-name="ce67" table:formula="oooc:=4*20000/MAX([.U28];[.U29];[.U30];[.U31])*100" office:value-type="float" office:value="8368.20083682008" table:number-columns-spanned="1" table:number-rows-spanned="4">
            <text:p>8368,20</text:p>
          </table:table-cell>
          <table:table-cell table:style-name="ce31" table:formula="oooc:=[.R28]/[.U28]" office:value-type="float" office:value="3.67202572347267">
            <text:p>3,67</text:p>
          </table:table-cell>
          <table:table-cell table:style-name="ce15" office:value-type="float" office:value="58114">
            <text:p>58114</text:p>
          </table:table-cell>
          <table:table-cell table:style-name="ce57" office:value-type="float" office:value="34.43">
            <text:p>34,43</text:p>
          </table:table-cell>
          <table:table-cell table:style-name="ce67" table:formula="oooc:=4*20000/MAX([.Y28];[.Y29];[.Y30];[.Y31])*100" office:value-type="float" office:value="124.587304553666" table:number-columns-spanned="1" table:number-rows-spanned="4">
            <text:p>124,59</text:p>
          </table:table-cell>
          <table:table-cell table:style-name="ce8" office:value-type="float" office:value="801">
            <text:p>801</text:p>
          </table:table-cell>
          <table:table-cell table:style-name="ce57" office:value-type="float" office:value="2500.62">
            <text:p>2500,62</text:p>
          </table:table-cell>
          <table:table-cell table:style-name="ce67" table:formula="oooc:=4*20000/MAX([.AB28];[.AB29];[.AB30];[.AB31])*100" office:value-type="float" office:value="9259.25925925926" table:number-columns-spanned="1" table:number-rows-spanned="4">
            <text:p>9259,26</text:p>
          </table:table-cell>
          <table:table-cell table:style-name="ce69" table:formula="oooc:=[.Y28]/[.AB28]" office:value-type="float" office:value="72.5518102372035">
            <text:p>72,55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C</text:p>
          </table:table-cell>
          <table:table-cell table:style-name="ce11" office:value-type="string">
            <text:p>(NC)</text:p>
          </table:table-cell>
          <table:table-cell table:style-name="ce15" office:value-type="float" office:value="3429">
            <text:p>3429</text:p>
          </table:table-cell>
          <table:table-cell table:style-name="ce8" office:value-type="float" office:value="588.35">
            <text:p>588,35</text:p>
          </table:table-cell>
          <table:covered-table-cell table:style-name="ce8"/>
          <table:table-cell table:style-name="ce8" office:value-type="float" office:value="1549">
            <text:p>1549</text:p>
          </table:table-cell>
          <table:table-cell table:style-name="ce8" office:value-type="float" office:value="1333.6">
            <text:p>1333,6</text:p>
          </table:table-cell>
          <table:covered-table-cell table:style-name="ce8"/>
          <table:table-cell table:style-name="ce31" table:formula="oooc:=[.D29]/[.G29]" office:value-type="float" office:value="2.21368624919303">
            <text:p>2,21</text:p>
          </table:table-cell>
          <table:table-cell table:style-name="ce38" table:number-columns-repeated="2"/>
          <table:table-cell table:style-name="ce50"/>
          <table:table-cell table:style-name="ce8" office:value-type="float" office:value="1423">
            <text:p>1423</text:p>
          </table:table-cell>
          <table:table-cell table:style-name="ce8" office:value-type="float" office:value="1428.86">
            <text:p>1428,86</text:p>
          </table:table-cell>
          <table:covered-table-cell table:style-name="ce8"/>
          <table:table-cell table:style-name="ce54"/>
          <table:table-cell table:style-name="ce15" office:value-type="float" office:value="2829">
            <text:p>2829</text:p>
          </table:table-cell>
          <table:table-cell table:style-name="ce57" office:value-type="float" office:value="714.29">
            <text:p>714,29</text:p>
          </table:table-cell>
          <table:covered-table-cell table:style-name="ce8"/>
          <table:table-cell table:style-name="ce8" office:value-type="float" office:value="729">
            <text:p>729</text:p>
          </table:table-cell>
          <table:table-cell table:style-name="ce57" office:value-type="float" office:value="2857.43">
            <text:p>2857,43</text:p>
          </table:table-cell>
          <table:covered-table-cell table:style-name="ce64"/>
          <table:table-cell table:style-name="ce31" table:formula="oooc:=[.R29]/[.U29]" office:value-type="float" office:value="3.88065843621399">
            <text:p>3,88</text:p>
          </table:table-cell>
          <table:table-cell table:style-name="ce15" office:value-type="float" office:value="59256">
            <text:p>59256</text:p>
          </table:table-cell>
          <table:table-cell table:style-name="ce57" office:value-type="float" office:value="33.79">
            <text:p>33,79</text:p>
          </table:table-cell>
          <table:covered-table-cell table:style-name="ce8"/>
          <table:table-cell table:style-name="ce8" office:value-type="float" office:value="539">
            <text:p>539</text:p>
          </table:table-cell>
          <table:table-cell table:style-name="ce57" office:value-type="float" office:value="4000.8">
            <text:p>4000,80</text:p>
          </table:table-cell>
          <table:covered-table-cell table:style-name="ce64"/>
          <table:table-cell table:style-name="ce69" table:formula="oooc:=[.Y29]/[.AB29]" office:value-type="float" office:value="109.936920222635">
            <text:p>109,94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B</text:p>
          </table:table-cell>
          <table:table-cell table:style-name="ce11" office:value-type="string">
            <text:p>(NC)</text:p>
          </table:table-cell>
          <table:table-cell table:style-name="ce15" office:value-type="float" office:value="3425">
            <text:p>3425</text:p>
          </table:table-cell>
          <table:table-cell table:style-name="ce8" office:value-type="float" office:value="588.32">
            <text:p>588,32</text:p>
          </table:table-cell>
          <table:covered-table-cell table:style-name="ce8"/>
          <table:table-cell table:style-name="ce8" office:value-type="float" office:value="1149">
            <text:p>1149</text:p>
          </table:table-cell>
          <table:table-cell table:style-name="ce8" office:value-type="float" office:value="1818.45">
            <text:p>1818,45</text:p>
          </table:table-cell>
          <table:covered-table-cell table:style-name="ce8"/>
          <table:table-cell table:style-name="ce31" table:formula="oooc:=[.D30]/[.G30]" office:value-type="float" office:value="2.98085291557876">
            <text:p>2,98</text:p>
          </table:table-cell>
          <table:table-cell table:style-name="ce38" table:number-columns-repeated="2"/>
          <table:table-cell table:style-name="ce50"/>
          <table:table-cell table:style-name="ce8" office:value-type="float" office:value="1499">
            <text:p>1499</text:p>
          </table:table-cell>
          <table:table-cell table:style-name="ce8" office:value-type="float" office:value="1428.79">
            <text:p>1428,79</text:p>
          </table:table-cell>
          <table:covered-table-cell table:style-name="ce8"/>
          <table:table-cell table:style-name="ce54"/>
          <table:table-cell table:style-name="ce15" office:value-type="float" office:value="3289">
            <text:p>3289</text:p>
          </table:table-cell>
          <table:table-cell table:style-name="ce57" office:value-type="float" office:value="625">
            <text:p>625,00</text:p>
          </table:table-cell>
          <table:covered-table-cell table:style-name="ce8"/>
          <table:table-cell table:style-name="ce8" office:value-type="float" office:value="844">
            <text:p>844</text:p>
          </table:table-cell>
          <table:table-cell table:style-name="ce57" office:value-type="float" office:value="2500.38">
            <text:p>2500,38</text:p>
          </table:table-cell>
          <table:covered-table-cell table:style-name="ce64"/>
          <table:table-cell table:style-name="ce31" table:formula="oooc:=[.R30]/[.U30]" office:value-type="float" office:value="3.89691943127962">
            <text:p>3,90</text:p>
          </table:table-cell>
          <table:table-cell table:style-name="ce15" office:value-type="float" office:value="53876">
            <text:p>53876</text:p>
          </table:table-cell>
          <table:table-cell table:style-name="ce57" office:value-type="float" office:value="37.18">
            <text:p>37,18</text:p>
          </table:table-cell>
          <table:covered-table-cell table:style-name="ce8"/>
          <table:table-cell table:style-name="ce8" office:value-type="float" office:value="337">
            <text:p>337</text:p>
          </table:table-cell>
          <table:table-cell table:style-name="ce57" office:value-type="float" office:value="6667.67">
            <text:p>6667,67</text:p>
          </table:table-cell>
          <table:covered-table-cell table:style-name="ce64"/>
          <table:table-cell table:style-name="ce69" table:formula="oooc:=[.Y30]/[.AB30]" office:value-type="float" office:value="159.86943620178">
            <text:p>159,87</text:p>
          </table:table-cell>
        </table:table-row>
        <table:table-row table:style-name="ro1">
          <table:covered-table-cell table:style-name="ce5"/>
          <table:table-cell table:style-name="ce8" office:value-type="string">
            <text:p>job A</text:p>
          </table:table-cell>
          <table:table-cell table:style-name="ce11" office:value-type="string">
            <text:p>(NC)</text:p>
          </table:table-cell>
          <table:table-cell table:style-name="ce17" office:value-type="float" office:value="4067">
            <text:p>4067</text:p>
          </table:table-cell>
          <table:table-cell table:style-name="ce20" office:value-type="float" office:value="500.05">
            <text:p>500,05</text:p>
          </table:table-cell>
          <table:covered-table-cell table:style-name="ce20"/>
          <table:table-cell table:style-name="ce20" office:value-type="float" office:value="1621">
            <text:p>1621</text:p>
          </table:table-cell>
          <table:table-cell table:style-name="ce20" office:value-type="float" office:value="1250.12">
            <text:p>1250,12</text:p>
          </table:table-cell>
          <table:covered-table-cell table:style-name="ce20"/>
          <table:table-cell table:style-name="ce31" table:formula="oooc:=[.D31]/[.G31]" office:value-type="float" office:value="2.50894509561999">
            <text:p>2,51</text:p>
          </table:table-cell>
          <table:table-cell table:style-name="ce39" table:number-columns-repeated="2"/>
          <table:table-cell table:style-name="ce51"/>
          <table:table-cell table:style-name="ce20" office:value-type="float" office:value="1292">
            <text:p>1292</text:p>
          </table:table-cell>
          <table:table-cell table:style-name="ce20" office:value-type="float" office:value="1666.83">
            <text:p>1666,83</text:p>
          </table:table-cell>
          <table:covered-table-cell table:style-name="ce20"/>
          <table:table-cell table:style-name="ce55"/>
          <table:table-cell table:style-name="ce17" office:value-type="float" office:value="3418">
            <text:p>3418</text:p>
          </table:table-cell>
          <table:table-cell table:style-name="ce61" office:value-type="float" office:value="588.24">
            <text:p>588,24</text:p>
          </table:table-cell>
          <table:covered-table-cell table:style-name="ce20"/>
          <table:table-cell table:style-name="ce20" office:value-type="float" office:value="956">
            <text:p>956</text:p>
          </table:table-cell>
          <table:table-cell table:style-name="ce61" office:value-type="float" office:value="2222.67">
            <text:p>2222,67</text:p>
          </table:table-cell>
          <table:covered-table-cell table:style-name="ce68"/>
          <table:table-cell table:style-name="ce31" table:formula="oooc:=[.R31]/[.U31]" office:value-type="float" office:value="3.57531380753138">
            <text:p>3,58</text:p>
          </table:table-cell>
          <table:table-cell table:style-name="ce17" office:value-type="float" office:value="64212">
            <text:p>64212</text:p>
          </table:table-cell>
          <table:table-cell table:style-name="ce61" office:value-type="float" office:value="31.16">
            <text:p>31,16</text:p>
          </table:table-cell>
          <table:covered-table-cell table:style-name="ce20"/>
          <table:table-cell table:style-name="ce20" office:value-type="float" office:value="864">
            <text:p>864</text:p>
          </table:table-cell>
          <table:table-cell table:style-name="ce61" office:value-type="float" office:value="2500.25">
            <text:p>2500,25</text:p>
          </table:table-cell>
          <table:covered-table-cell table:style-name="ce68"/>
          <table:table-cell table:style-name="ce69" table:formula="oooc:=[.Y31]/[.AB31]" office:value-type="float" office:value="74.3194444444444">
            <text:p>74,32</text:p>
          </table:table-cell>
        </table:table-row>
        <table:table-row table:style-name="ro1">
          <table:table-cell table:number-columns-repeated="8"/>
          <table:table-cell office:value-type="string">
            <text:p>Average</text:p>
          </table:table-cell>
          <table:table-cell table:formula="oooc:=AVERAGE([.J21:.J31])" office:value-type="float" office:value="2.40064821650785">
            <text:p>2,4</text:p>
          </table:table-cell>
          <table:table-cell table:number-columns-repeated="12"/>
          <table:table-cell office:value-type="string">
            <text:p>Average</text:p>
          </table:table-cell>
          <table:table-cell table:formula="oooc:=AVERAGE([.X21:.X31])" office:value-type="float" office:value="3.38420609477762">
            <text:p>3,38</text:p>
          </table:table-cell>
          <table:table-cell table:number-columns-repeated="5"/>
          <table:table-cell office:value-type="string">
            <text:p>Average</text:p>
          </table:table-cell>
          <table:table-cell table:formula="oooc:=AVERAGE([.AE21:.AE31])" office:value-type="float" office:value="81.4341900561173">
            <text:p>81,43</text:p>
          </table:table-cell>
        </table:table-row>
        <table:table-row table:style-name="ro1">
          <table:table-cell table:number-columns-repeated="31"/>
        </table:table-row>
        <table:table-row table:style-name="ro3">
          <table:table-cell table:style-name="ce7" office:value-type="string">
            <text:p>Can make test</text:p>
          </table:table-cell>
          <table:table-cell table:style-name="ce10"/>
          <table:table-cell table:number-columns-repeated="29"/>
        </table:table-row>
        <table:table-row table:style-name="ro1" table:number-rows-repeated="6550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qlite3" table:style-name="ta1" table:print="false">
        <table:table-column table:style-name="co5" table:default-cell-style-name="Default"/>
        <table:table-row table:style-name="ro1">
          <table:table-cell office:value-type="string">
            <text:p>Cpu0 <text:s/>: <text:s/>0.0%us, <text:s/>0.0%sy, <text:s/>0.0%ni, <text:s/>1.0%id, 99.0%wa, <text:s/>0.0%hi, <text:s/>0.0%si, <text:s/>0.0%st</text:p>
          </table:table-cell>
        </table:table-row>
        <table:table-row table:style-name="ro1">
          <table:table-cell office:value-type="string">
            <text:p>sda1 <text:s text:c="13"/>0,00 <text:s text:c="3"/>95,80 <text:s/>0,00 298,20 <text:s text:c="4"/>0,00 <text:s/>3152,00 <text:s text:c="3"/>10,57 <text:s text:c="4"/>2,22 <text:s text:c="3"/>7,43 <text:s text:c="2"/>3,33 <text:s/>99,36</text:p>
          </table:table-cell>
        </table:table-row>
      </table:table>
      <table:table table:name="mysql" table:style-name="ta1" table:print="false">
        <table:table-column table:style-name="co6" table:default-cell-style-name="Default"/>
        <table:table-column table:style-name="co7" table:default-cell-style-name="ce81"/>
        <table:table-column table:style-name="co1" table:number-columns-repeated="10" table:default-cell-style-name="Default"/>
        <table:table-row table:style-name="ro1">
          <table:table-cell office:value-type="string">
            <text:p>Using Huge configuration</text:p>
          </table:table-cell>
          <table:table-cell table:number-columns-repeated="11"/>
        </table:table-row>
        <table:table-row table:style-name="ro1">
          <table:table-cell office:value-type="string">
            <text:p>key_buffer </text:p>
          </table:table-cell>
          <table:table-cell office:value-type="string">
            <text:p><text:s/>384M</text:p>
          </table:table-cell>
          <table:table-cell table:number-columns-repeated="10"/>
        </table:table-row>
        <table:table-row table:style-name="ro1">
          <table:table-cell office:value-type="string">
            <text:p>max_allowed_packet </text:p>
          </table:table-cell>
          <table:table-cell office:value-type="string">
            <text:p><text:s/>1M</text:p>
          </table:table-cell>
          <table:table-cell table:number-columns-repeated="10"/>
        </table:table-row>
        <table:table-row table:style-name="ro1">
          <table:table-cell office:value-type="string">
            <text:p>table_cache 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Batch</text:p>
          </table:table-cell>
          <table:table-cell table:number-columns-repeated="8"/>
        </table:table-row>
        <table:table-row table:style-name="ro1">
          <table:table-cell office:value-type="string">
            <text:p>sort_buffer_size </text:p>
          </table:table-cell>
          <table:table-cell office:value-type="string">
            <text:p><text:s/>2M</text:p>
          </table:table-cell>
          <table:table-cell/>
          <table:table-cell office:value-type="string">
            <text:p>Cpu0 <text:s/></text:p>
          </table:table-cell>
          <table:table-cell office:value-type="string">
            <text:p><text:s/>42.8%us</text:p>
          </table:table-cell>
          <table:table-cell office:value-type="string">
            <text:p><text:s/>54.8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0%id</text:p>
          </table:table-cell>
          <table:table-cell office:value-type="string">
            <text:p><text:s text:c="2"/>1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7%si</text:p>
          </table:table-cell>
          <table:table-cell office:value-type="string">
            <text:p><text:s text:c="2"/>0.7%st</text:p>
          </table:table-cell>
        </table:table-row>
        <table:table-row table:style-name="ro1">
          <table:table-cell office:value-type="string">
            <text:p>read_buffer_size </text:p>
          </table:table-cell>
          <table:table-cell office:value-type="string">
            <text:p><text:s/>2M</text:p>
          </table:table-cell>
          <table:table-cell/>
          <table:table-cell office:value-type="string">
            <text:p>Cpu1 <text:s/></text:p>
          </table:table-cell>
          <table:table-cell office:value-type="string">
            <text:p><text:s/>52.7%us</text:p>
          </table:table-cell>
          <table:table-cell office:value-type="string">
            <text:p><text:s/>46.0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7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0.7%st</text:p>
          </table:table-cell>
        </table:table-row>
        <table:table-row table:style-name="ro1">
          <table:table-cell office:value-type="string">
            <text:p>read_rnd_buffer_size </text:p>
          </table:table-cell>
          <table:table-cell office:value-type="string">
            <text:p><text:s/>8M</text:p>
          </table:table-cell>
          <table:table-cell/>
          <table:table-cell office:value-type="string">
            <text:p>Cpu2 <text:s/></text:p>
          </table:table-cell>
          <table:table-cell office:value-type="string">
            <text:p><text:s/>43.6%us</text:p>
          </table:table-cell>
          <table:table-cell office:value-type="string">
            <text:p><text:s/>55.0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7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7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office:value-type="string">
            <text:p>myisam_sort_buffer_size </text:p>
          </table:table-cell>
          <table:table-cell office:value-type="string">
            <text:p><text:s/>64M</text:p>
          </table:table-cell>
          <table:table-cell/>
          <table:table-cell office:value-type="string">
            <text:p>Cpu3 <text:s/></text:p>
          </table:table-cell>
          <table:table-cell office:value-type="string">
            <text:p><text:s/>52.0%us</text:p>
          </table:table-cell>
          <table:table-cell office:value-type="string">
            <text:p><text:s/>47.0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0.3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7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office:value-type="string">
            <text:p>thread_cache </text:p>
          </table:table-cell>
          <table:table-cell office:value-type="float" office:value="8">
            <text:p>8</text:p>
          </table:table-cell>
          <table:table-cell table:number-columns-repeated="10"/>
        </table:table-row>
        <table:table-row table:style-name="ro1">
          <table:table-cell office:value-type="string">
            <text:p>query_cache_size </text:p>
          </table:table-cell>
          <table:table-cell office:value-type="string">
            <text:p><text:s/>32M</text:p>
          </table:table-cell>
          <table:table-cell/>
          <table:table-cell office:value-type="string">
            <text:p>Without Batch</text:p>
          </table:table-cell>
          <table:table-cell table:number-columns-repeated="8"/>
        </table:table-row>
        <table:table-row table:style-name="ro1">
          <table:table-cell office:value-type="string">
            <text:p>thread_concurrency 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pu0 <text:s/></text:p>
          </table:table-cell>
          <table:table-cell office:value-type="string">
            <text:p><text:s/>19.6%us</text:p>
          </table:table-cell>
          <table:table-cell office:value-type="string">
            <text:p><text:s/>11.3%sy</text:p>
          </table:table-cell>
          <table:table-cell office:value-type="string">
            <text:p><text:s text:c="2"/>0.0%ni</text:p>
          </table:table-cell>
          <table:table-cell office:value-type="string">
            <text:p><text:s text:c="2"/>1.7%id</text:p>
          </table:table-cell>
          <table:table-cell office:value-type="string">
            <text:p><text:s/>67.4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table:number-columns-repeated="3"/>
          <table:table-cell office:value-type="string">
            <text:p>Cpu1 <text:s/></text:p>
          </table:table-cell>
          <table:table-cell office:value-type="string">
            <text:p><text:s text:c="2"/>0.0%us</text:p>
          </table:table-cell>
          <table:table-cell office:value-type="string">
            <text:p><text:s text:c="2"/>0.0%sy</text:p>
          </table:table-cell>
          <table:table-cell office:value-type="string">
            <text:p><text:s text:c="2"/>0.0%ni</text:p>
          </table:table-cell>
          <table:table-cell office:value-type="string">
            <text:p>100.0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0.0%st</text:p>
          </table:table-cell>
        </table:table-row>
        <table:table-row table:style-name="ro1">
          <table:table-cell table:number-columns-repeated="3"/>
          <table:table-cell office:value-type="string">
            <text:p>Cpu2 <text:s/></text:p>
          </table:table-cell>
          <table:table-cell office:value-type="string">
            <text:p><text:s text:c="2"/>0.0%us</text:p>
          </table:table-cell>
          <table:table-cell office:value-type="string">
            <text:p><text:s text:c="2"/>0.3%sy</text:p>
          </table:table-cell>
          <table:table-cell office:value-type="string">
            <text:p><text:s text:c="2"/>0.0%ni</text:p>
          </table:table-cell>
          <table:table-cell office:value-type="string">
            <text:p><text:s/>98.7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1.0%st</text:p>
          </table:table-cell>
        </table:table-row>
        <table:table-row table:style-name="ro1">
          <table:table-cell table:number-columns-repeated="3"/>
          <table:table-cell office:value-type="string">
            <text:p>Cpu3 <text:s/></text:p>
          </table:table-cell>
          <table:table-cell office:value-type="string">
            <text:p><text:s text:c="2"/>0.0%us</text:p>
          </table:table-cell>
          <table:table-cell office:value-type="string">
            <text:p><text:s text:c="2"/>0.4%sy</text:p>
          </table:table-cell>
          <table:table-cell office:value-type="string">
            <text:p><text:s text:c="2"/>0.0%ni</text:p>
          </table:table-cell>
          <table:table-cell office:value-type="string">
            <text:p><text:s/>98.6%id</text:p>
          </table:table-cell>
          <table:table-cell office:value-type="string">
            <text:p><text:s text:c="2"/>0.0%wa</text:p>
          </table:table-cell>
          <table:table-cell office:value-type="string">
            <text:p><text:s text:c="2"/>0.0%hi</text:p>
          </table:table-cell>
          <table:table-cell office:value-type="string">
            <text:p><text:s text:c="2"/>0.0%si</text:p>
          </table:table-cell>
          <table:table-cell office:value-type="string">
            <text:p><text:s text:c="2"/>1.1%st</text:p>
          </table:table-cell>
        </table:table-row>
        <table:table-row table:style-name="ro1" table:number-rows-repeated="65521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7">27/03/2007</text:date>, <text:time>22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LLENGIER Eric</meta:initial-creator>
    <meta:creation-date>2007-03-26T18:09:25</meta:creation-date>
    <dc:date>2007-03-27T22:05:56</dc:date>
    <dc:language>fr-FR</dc:language>
    <meta:editing-cycles>89</meta:editing-cycles>
    <meta:editing-duration>PT12H13M40S</meta:editing-duration>
    <meta:user-defined meta:name="Info 1"/>
    <meta:user-defined meta:name="Info 2"/>
    <meta:user-defined meta:name="Info 3"/>
    <meta:user-defined meta:name="Info 4"/>
    <meta:document-statistic meta:table-count="4" meta:cell-count="66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1000003814697pt" style:font-family-asian="'DejaVu Sans'" style:font-family-generic-asian="system" style:font-pitch-asian="variable" style:font-size-asian="19.1000003814697pt" style:font-family-complex="'DejaVu Sans'" style:font-family-generic-complex="system" style:font-pitch-complex="variable" style:font-size-complex="19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1999998092651pt" style:font-family-asian="'DejaVu Sans'" style:font-family-generic-asian="system" style:font-pitch-asian="variable" style:font-size-asian="13.1999998092651pt" style:font-family-complex="'DejaVu Sans'" style:font-family-generic-complex="system" style:font-pitch-complex="variable" style:font-size-complex="13.1999998092651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1999998092651pt" style:font-family-asian="'DejaVu Sans'" style:font-family-generic-asian="system" style:font-pitch-asian="variable" style:font-size-asian="10.1999998092651pt" style:font-family-complex="'DejaVu Sans'" style:font-family-generic-complex="system" style:font-pitch-complex="variable" style:font-size-complex="10.1999998092651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Arial" style:font-family-generic="swiss" style:font-pitch="variable" fo:font-size="8.69999980926514pt" style:font-family-asian="'DejaVu Sans'" style:font-family-generic-asian="system" style:font-pitch-asian="variable" style:font-size-asian="8.69999980926514pt" style:font-family-complex="'DejaVu Sans'" style:font-family-generic-complex="system" style:font-pitch-complex="variable" style:font-size-complex="8.69999980926514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3.077cm" svg:height="10.29cm" chart:class="chart:bar" chart:style-name="ch1">
        <chart:title svg:x="5.692cm" svg:y="0.204cm" chart:style-name="ch2">
          <text:p>Sqlite</text:p>
        </chart:title>
        <chart:plot-area chart:style-name="ch3" table:cell-range-address="Results.$A$4:.$A$6 Results.$A$8:.$A$8 Results.$A$11:.$A$11 Results.$F$4:.$F$6 Results.$F$8:.$F$8 Results.$F$11:.$F$11 Results.$I$4:.$I$6 Results.$I$8:.$I$8 Results.$I$11:.$I$11" chart:data-source-has-labels="column" chart:table-number-list="1 1 1 1 1 1 1 1 1" svg:x="0.26cm" svg:y="1.357cm" svg:width="10.046cm" svg:height="8.729cm">
          <chart:axis chart:dimension="x" chart:name="primary-x" chart:style-name="ch4">
            <chart:title svg:x="5.716cm" svg:y="9.553cm" chart:style-name="ch5">
              <text:p>Jobs</text:p>
            </chart:title>
            <chart:categories table:cell-range-address="local-table.A2:.A6"/>
          </chart:axis>
          <chart:axis chart:dimension="y" chart:name="primary-y" chart:style-name="ch6">
            <chart:title svg:x="0.26cm" svg:y="5.693cm" chart:style-name="ch5">
              <text:p>Files/s</text:p>
            </chart:title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 job</text:p>
              </table:table-cell>
              <table:table-cell office:value-type="float" office:value="2084.39340400471">
                <text:p>2084.39340400471</text:p>
              </table:table-cell>
              <table:table-cell office:value-type="float" office:value="4142.3583341461">
                <text:p>4142.3583341461</text:p>
              </table:table-cell>
            </table:table-row>
            <table:table-row>
              <table:table-cell office:value-type="string">
                <text:p>1 job</text:p>
              </table:table-cell>
              <table:table-cell office:value-type="float" office:value="2801.37194116483">
                <text:p>2801.37194116483</text:p>
              </table:table-cell>
              <table:table-cell office:value-type="float" office:value="3776.59612306598">
                <text:p>3776.59612306598</text:p>
              </table:table-cell>
            </table:table-row>
            <table:table-row>
              <table:table-cell office:value-type="string">
                <text:p>2 jobs</text:p>
              </table:table-cell>
              <table:table-cell office:value-type="float" office:value="798.751234190606">
                <text:p>798.751234190606</text:p>
              </table:table-cell>
              <table:table-cell office:value-type="float" office:value="2847.19447610109">
                <text:p>2847.19447610109</text:p>
              </table:table-cell>
            </table:table-row>
            <table:table-row>
              <table:table-cell office:value-type="string">
                <text:p>3 jobs</text:p>
              </table:table-cell>
              <table:table-cell office:value-type="float" office:value="887.796652684681">
                <text:p>887.796652684681</text:p>
              </table:table-cell>
              <table:table-cell office:value-type="float" office:value="2618.09439661372">
                <text:p>2618.09439661372</text:p>
              </table:table-cell>
            </table:table-row>
            <table:table-row>
              <table:table-cell office:value-type="string">
                <text:p>4 jobs</text:p>
              </table:table-cell>
              <table:table-cell office:value-type="float" office:value="961.189503581411">
                <text:p>961.189503581411</text:p>
              </table:table-cell>
              <table:table-cell office:value-type="float" office:value="2030.31251867344">
                <text:p>2030.3125186734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5pt" style:font-family-asian="'DejaVu Sans'" style:font-family-generic-asian="system" style:font-pitch-asian="variable" style:font-size-asian="19.5pt" style:font-family-complex="'DejaVu Sans'" style:font-family-generic-complex="system" style:font-pitch-complex="variable" style:font-size-complex="19.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5pt" style:font-family-asian="'DejaVu Sans'" style:font-family-generic-asian="system" style:font-pitch-asian="variable" style:font-size-asian="10.5pt" style:font-family-complex="'DejaVu Sans'" style:font-family-generic-complex="system" style:font-pitch-complex="variable" style:font-size-complex="10.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Arial" style:font-family-generic="swiss" style:font-pitch="variable" fo:font-size="9pt" style:font-family-asian="'DejaVu Sans'" style:font-family-generic-asian="system" style:font-pitch-asian="variable" style:font-size-asian="9pt" style:font-family-complex="'DejaVu Sans'" style:font-family-generic-complex="system" style:font-pitch-complex="variable" style:font-size-complex="9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4.388cm" svg:height="10.506cm" chart:class="chart:bar" chart:style-name="ch1">
        <chart:title svg:x="5.36cm" svg:y="0.21cm" chart:style-name="ch2">
          <text:p>Mysql ISAM</text:p>
        </chart:title>
        <chart:plot-area chart:style-name="ch3" table:cell-range-address="Results.$A$4:.$A$6 Results.$A$8:.$A$8 Results.$A$11:.$A$11 Results.$T$4:.$T$6 Results.$T$8:.$T$8 Results.$T$11:.$T$11 Results.$W$4:.$W$6 Results.$W$8:.$W$8 Results.$W$11:.$W$11" chart:data-source-has-labels="column" chart:table-number-list="1 1 1 1 1 1 1 1 1" svg:x="0.286cm" svg:y="1.392cm" svg:width="13.816cm" svg:height="8.904cm">
          <chart:axis chart:dimension="x" chart:name="primary-x" chart:style-name="ch4">
            <chart:title svg:x="7.62cm" svg:y="9.755cm" chart:style-name="ch5">
              <text:p>Jobs</text:p>
            </chart:title>
            <chart:categories table:cell-range-address="local-table.A2:.A6"/>
          </chart:axis>
          <chart:axis chart:dimension="y" chart:name="primary-y" chart:style-name="ch6">
            <chart:title svg:x="0.286cm" svg:y="5.826cm" chart:style-name="ch5">
              <text:p>Files/s</text:p>
            </chart:title>
            <chart:grid chart:class="major"/>
          </chart:axis>
          <chart:series chart:style-name="ch7">
            <chart:data-point chart:repeated="5"/>
          </chart:series>
          <chart:series chart:style-name="ch8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Colonne W</text:p>
              </table:table-cell>
            </table:table-row>
          </table:table-header-rows>
          <table:table-rows>
            <table:table-row>
              <table:table-cell office:value-type="string">
                <text:p>1 job</text:p>
              </table:table-cell>
              <table:table-cell office:value-type="float" office:value="2677.56903290884">
                <text:p>2677.56903290884</text:p>
              </table:table-cell>
              <table:table-cell office:value-type="float" office:value="7028.23101108721">
                <text:p>7028.23101108721</text:p>
              </table:table-cell>
            </table:table-row>
            <table:table-row>
              <table:table-cell office:value-type="string">
                <text:p>1 job</text:p>
              </table:table-cell>
              <table:table-cell office:value-type="float" office:value="2957.42636306664">
                <text:p>2957.42636306664</text:p>
              </table:table-cell>
              <table:table-cell office:value-type="float" office:value="5941.7459429211">
                <text:p>5941.7459429211</text:p>
              </table:table-cell>
            </table:table-row>
            <table:table-row>
              <table:table-cell office:value-type="string">
                <text:p>2 jobs</text:p>
              </table:table-cell>
              <table:table-cell office:value-type="float" office:value="1602.52046938082">
                <text:p>1602.52046938082</text:p>
              </table:table-cell>
              <table:table-cell office:value-type="float" office:value="6338.09879122519">
                <text:p>6338.09879122519</text:p>
              </table:table-cell>
            </table:table-row>
            <table:table-row>
              <table:table-cell office:value-type="string">
                <text:p>3 jobs</text:p>
              </table:table-cell>
              <table:table-cell office:value-type="float" office:value="1706.57773134568">
                <text:p>1706.57773134568</text:p>
              </table:table-cell>
              <table:table-cell office:value-type="float" office:value="6781.71173089206">
                <text:p>6781.71173089206</text:p>
              </table:table-cell>
            </table:table-row>
            <table:table-row>
              <table:table-cell office:value-type="string">
                <text:p>4 jobs</text:p>
              </table:table-cell>
              <table:table-cell office:value-type="float" office:value="1090.67236763545">
                <text:p>1090.67236763545</text:p>
              </table:table-cell>
              <table:table-cell office:value-type="float" office:value="7116.85308533367">
                <text:p>7116.85308533367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3999996185303pt" style:font-family-asian="'DejaVu Sans'" style:font-family-generic-asian="system" style:font-pitch-asian="variable" style:font-size-asian="19.3999996185303pt" style:font-family-complex="'DejaVu Sans'" style:font-family-generic-complex="system" style:font-pitch-complex="variable" style:font-size-complex="19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DejaVu Sans'" style:font-family-generic-asian="system" style:font-pitch-asian="variable" style:font-size-asian="10.3999996185303pt" style:font-family-complex="'DejaVu Sans'" style:font-family-generic-complex="system" style:font-pitch-complex="variable" style:font-size-complex="10.3999996185303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3000001907349pt" style:font-family-asian="'DejaVu Sans'" style:font-family-generic-asian="system" style:font-pitch-asian="variable" style:font-size-asian="13.3000001907349pt" style:font-family-complex="'DejaVu Sans'" style:font-family-generic-complex="system" style:font-pitch-complex="variable" style:font-size-complex="13.3000001907349pt"/>
    </style:style>
    <style:style style:name="ch6" style:family="chart" style:data-style-name="N2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DejaVu Sans'" style:font-family-generic-asian="system" style:font-pitch-asian="variable" style:font-size-asian="10.3999996185303pt" style:font-family-complex="'DejaVu Sans'" style:font-family-generic-complex="system" style:font-pitch-complex="variable" style:font-size-complex="10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Arial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Arial" style:font-family-generic="swiss" style:font-pitch="variable" fo:font-size="8.89999961853027pt" style:font-family-asian="'DejaVu Sans'" style:font-family-generic-asian="system" style:font-pitch-asian="variable" style:font-size-asian="8.89999961853027pt" style:font-family-complex="'DejaVu Sans'" style:font-family-generic-complex="system" style:font-pitch-complex="variable" style:font-size-complex="8.8999996185302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4.281cm" svg:height="10.462cm" chart:class="chart:bar" chart:style-name="ch1">
        <chart:title svg:x="5.512cm" svg:y="0.208cm" chart:style-name="ch2">
          <text:p>Postgresql</text:p>
        </chart:title>
        <chart:plot-area chart:style-name="ch3" table:cell-range-address="Results.$A$21:.$A$21 Results.$A$23:.$A$23 Results.$A$25:.$A$25 Results.$A$28:.$A$28 Results.$AA$21:.$AA$21 Results.$AA$23:.$AA$23 Results.$AA$25:.$AA$25 Results.$AA$28:.$AA$28 Results.$AD$21:.$AD$21 Results.$AD$23:.$AD$23 Results.$AD$25:.$AD$25 Results.$AD$28:.$AD$28" chart:data-source-has-labels="column" chart:table-number-list="1 1 1 1 1 1 1 1 1 1 1 1" svg:x="0.284cm" svg:y="1.386cm" svg:width="13.713cm" svg:height="8.868cm">
          <chart:axis chart:dimension="x" chart:name="primary-x" chart:style-name="ch4">
            <chart:title svg:x="8.002cm" svg:y="9.722cm" chart:style-name="ch5">
              <text:p>Jobs</text:p>
            </chart:title>
            <chart:categories table:cell-range-address="local-table.A2:.A5"/>
          </chart:axis>
          <chart:axis chart:dimension="y" chart:name="primary-y" chart:style-name="ch6">
            <chart:title svg:x="0.284cm" svg:y="5.791cm" chart:style-name="ch5">
              <text:p>Files/s</text:p>
            </chart:title>
            <chart:grid chart:class="major"/>
          </chart:axis>
          <chart:series chart:style-name="ch7">
            <chart:data-point chart:repeated="4"/>
          </chart:series>
          <chart:series chart:style-name="ch8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A</text:p>
              </table:table-cell>
              <table:table-cell office:value-type="string">
                <text:p>Colonne AD</text:p>
              </table:table-cell>
            </table:table-row>
          </table:table-header-rows>
          <table:table-rows>
            <table:table-row>
              <table:table-cell office:value-type="string">
                <text:p>1 job</text:p>
              </table:table-cell>
              <table:table-cell office:value-type="float" office:value="79.5197010059242">
                <text:p>79.5197010059242</text:p>
              </table:table-cell>
              <table:table-cell office:value-type="float" office:value="6369.42675159236">
                <text:p>6369.42675159236</text:p>
              </table:table-cell>
            </table:table-row>
            <table:table-row>
              <table:table-cell office:value-type="string">
                <text:p>2 jobs</text:p>
              </table:table-cell>
              <table:table-cell office:value-type="float" office:value="103.351161408676">
                <text:p>103.351161408676</text:p>
              </table:table-cell>
              <table:table-cell office:value-type="float" office:value="4504.5045045045">
                <text:p>4504.5045045045</text:p>
              </table:table-cell>
            </table:table-row>
            <table:table-row>
              <table:table-cell office:value-type="string">
                <text:p>3 jobs</text:p>
              </table:table-cell>
              <table:table-cell office:value-type="float" office:value="116.686114352392">
                <text:p>116.686114352392</text:p>
              </table:table-cell>
              <table:table-cell office:value-type="float" office:value="7566.20428751576">
                <text:p>7566.20428751576</text:p>
              </table:table-cell>
            </table:table-row>
            <table:table-row>
              <table:table-cell office:value-type="string">
                <text:p>4 jobs</text:p>
              </table:table-cell>
              <table:table-cell office:value-type="float" office:value="124.587304553666">
                <text:p>124.587304553666</text:p>
              </table:table-cell>
              <table:table-cell office:value-type="float" office:value="9259.25925925926">
                <text:p>9259.2592592592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